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252cm" fo:margin-top="0cm" fo:margin-bottom="0cm" table:align="center" style:writing-mode="lr-tb"/>
    </style:style>
    <style:style style:name="Tabela1.A" style:family="table-column">
      <style:table-column-properties style:column-width="7.502cm"/>
    </style:style>
    <style:style style:name="Tabela1.B" style:family="table-column">
      <style:table-column-properties style:column-width="6.75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2"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3"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3"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4"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4"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5" style:family="table-cell">
      <style:table-cell-properties style:vertical-align="middle" fo:padding-left="0.189cm" fo:padding-right="0.191cm" fo:padding-top="0cm" fo:padding-bottom="0cm" fo:border-left="0.75pt solid #000001" fo:border-right="0.25pt solid #808080" fo:border-top="0.25pt solid #808080" fo:border-bottom="1.5pt solid #808080"/>
    </style:style>
    <style:style style:name="Tabela1.B5" style:family="table-cell">
      <style:table-cell-properties style:vertical-align="middle" fo:padding-left="0.189cm" fo:padding-right="0.191cm" fo:padding-top="0cm" fo:padding-bottom="0cm" fo:border-left="0.25pt solid #808080" fo:border-right="none" fo:border-top="0.25pt solid #808080" fo:border-bottom="1.5pt solid #808080"/>
    </style:style>
    <style:style style:name="Tabela2" style:family="table">
      <style:table-properties style:width="16.007cm" fo:margin-left="0cm" fo:break-before="auto" fo:break-after="auto" table:align="left" fo:keep-with-next="auto" style:may-break-between-rows="true" table:border-model="collapsing"/>
    </style:style>
    <style:style style:name="Tabela2.A" style:family="table-column">
      <style:table-column-properties style:column-width="2.196cm"/>
    </style:style>
    <style:style style:name="Tabela2.B" style:family="table-column">
      <style:table-column-properties style:column-width="3.916cm"/>
    </style:style>
    <style:style style:name="Tabela2.C" style:family="table-column">
      <style:table-column-properties style:column-width="8.176cm"/>
    </style:style>
    <style:style style:name="Tabela2.D" style:family="table-column">
      <style:table-column-properties style:column-width="1.72cm"/>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4.764cm"/>
    </style:style>
    <style:style style:name="Tabela4.C" style:family="table-column">
      <style:table-column-properties style:column-width="3.175cm"/>
    </style:style>
    <style:style style:name="Tabela4.D" style:family="table-column">
      <style:table-column-properties style:column-width="3.494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padding-left="0.191cm" fo:padding-right="0.191cm" fo:padding-top="0cm" fo:padding-bottom="0cm" fo:border-left="none" fo:border-right="0.25pt solid #95b3d7" fo:border-top="1.5pt solid #95b3d7" fo:border-bottom="0.25pt solid #95b3d7"/>
    </style:style>
    <style:style style:name="Tabela4.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4.D2" style:family="table-cell">
      <style:table-cell-properties fo:padding-left="0.191cm" fo:padding-right="0.191cm" fo:padding-top="0cm" fo:padding-bottom="0cm" fo:border-left="0.25pt solid #95b3d7" fo:border-right="none" fo:border-top="1.5pt solid #95b3d7" fo:border-bottom="0.25pt solid #95b3d7"/>
    </style:style>
    <style:style style:name="Tabela4.A3" style:family="table-cell">
      <style:table-cell-properties fo:padding-left="0.191cm" fo:padding-right="0.191cm" fo:padding-top="0cm" fo:padding-bottom="0cm" fo:border-left="none" fo:border-right="0.25pt solid #95b3d7" fo:border-top="0.25pt solid #95b3d7" fo:border-bottom="0.25pt solid #95b3d7"/>
    </style:style>
    <style:style style:name="Tabela4.B3" style:family="table-cell">
      <style:table-cell-properties fo:padding-left="0.191cm" fo:padding-right="0.191cm" fo:padding-top="0cm" fo:padding-bottom="0cm" fo:border="0.25pt solid #95b3d7"/>
    </style:style>
    <style:style style:name="Tabela4.D3" style:family="table-cell">
      <style:table-cell-properties fo:padding-left="0.191cm" fo:padding-right="0.191cm" fo:padding-top="0cm" fo:padding-bottom="0cm" fo:border-left="0.25pt solid #95b3d7" fo:border-right="none" fo:border-top="0.25pt solid #95b3d7" fo:border-bottom="0.25pt solid #95b3d7"/>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padding-left="0.191cm" fo:padding-right="0.191cm" fo:padding-top="0cm" fo:padding-bottom="0cm" fo:border-left="none" fo:border-right="0.25pt solid #95b3d7" fo:border-top="1.5pt solid #95b3d7" fo:border-bottom="0.25pt solid #95b3d7"/>
    </style:style>
    <style:style style:name="Tabela5.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5.D2" style:family="table-cell">
      <style:table-cell-properties fo:padding-left="0.191cm" fo:padding-right="0.191cm" fo:padding-top="0cm" fo:padding-bottom="0cm" fo:border-left="0.25pt solid #95b3d7" fo:border-right="none" fo:border-top="1.5pt solid #95b3d7" fo:border-bottom="0.25pt solid #95b3d7"/>
    </style:style>
    <style:style style:name="Tabela5.A3" style:family="table-cell">
      <style:table-cell-properties fo:padding-left="0.191cm" fo:padding-right="0.191cm" fo:padding-top="0cm" fo:padding-bottom="0cm" fo:border-left="none" fo:border-right="0.25pt solid #95b3d7" fo:border-top="0.25pt solid #95b3d7" fo:border-bottom="0.25pt solid #95b3d7"/>
    </style:style>
    <style:style style:name="Tabela5.B3" style:family="table-cell">
      <style:table-cell-properties fo:padding-left="0.191cm" fo:padding-right="0.191cm" fo:padding-top="0cm" fo:padding-bottom="0cm" fo:border="0.25pt solid #95b3d7"/>
    </style:style>
    <style:style style:name="Tabela5.D3" style:family="table-cell">
      <style:table-cell-properties fo:padding-left="0.191cm" fo:padding-right="0.191cm" fo:padding-top="0cm" fo:padding-bottom="0cm" fo:border-left="0.25pt solid #95b3d7" fo:border-right="none" fo:border-top="0.25pt solid #95b3d7" fo:border-bottom="0.25pt solid #95b3d7"/>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padding-left="0.199cm" fo:padding-right="0.191cm" fo:padding-top="0cm" fo:padding-bottom="0cm" fo:border="0.5pt solid #95b3d7"/>
    </style:style>
    <style:style style:name="Tabela6.B2" style:family="table-cell">
      <style:table-cell-properties fo:padding-left="0.199cm" fo:padding-right="0.191cm" fo:padding-top="0cm" fo:padding-bottom="0cm" fo:border="0.5pt solid #95b3d7"/>
    </style:style>
    <style:style style:name="Tabela6.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3" style:family="table-cell">
      <style:table-cell-properties fo:padding-left="0.199cm" fo:padding-right="0.191cm" fo:padding-top="0cm" fo:padding-bottom="0cm" fo:border="0.5pt solid #95b3d7"/>
    </style:style>
    <style:style style:name="Tabela6.B3" style:family="table-cell">
      <style:table-cell-properties fo:padding-left="0.199cm" fo:padding-right="0.191cm" fo:padding-top="0cm" fo:padding-bottom="0cm" fo:border="0.5pt solid #95b3d7"/>
    </style:style>
    <style:style style:name="Tabela6.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4" style:family="table-row">
      <style:table-row-properties style:min-row-height="1.048cm" fo:keep-together="auto"/>
    </style:style>
    <style:style style:name="Tabela6.A4" style:family="table-cell">
      <style:table-cell-properties fo:padding-left="0.199cm" fo:padding-right="0.191cm" fo:padding-top="0cm" fo:padding-bottom="0cm" fo:border="0.5pt solid #95b3d7"/>
    </style:style>
    <style:style style:name="Tabela6.B4" style:family="table-cell">
      <style:table-cell-properties fo:padding-left="0.199cm" fo:padding-right="0.191cm" fo:padding-top="0cm" fo:padding-bottom="0cm" fo:border="0.5pt solid #95b3d7"/>
    </style:style>
    <style:style style:name="Tabela6.C4"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7" style:family="table">
      <style:table-properties style:width="14.171cm" fo:margin-top="0cm" fo:margin-bottom="0cm" table:align="center" style:writing-mode="lr-tb"/>
    </style:style>
    <style:style style:name="Tabela7.A" style:family="table-column">
      <style:table-column-properties style:column-width="1.385cm"/>
    </style:style>
    <style:style style:name="Tabela7.B" style:family="table-column">
      <style:table-column-properties style:column-width="2.836cm"/>
    </style:style>
    <style:style style:name="Tabela7.C" style:family="table-column">
      <style:table-column-properties style:column-width="9.95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padding-left="0.199cm" fo:padding-right="0.191cm" fo:padding-top="0cm" fo:padding-bottom="0cm" fo:border="0.5pt solid #95b3d7"/>
    </style:style>
    <style:style style:name="Tabela7.B2" style:family="table-cell">
      <style:table-cell-properties fo:padding-left="0.199cm" fo:padding-right="0.191cm" fo:padding-top="0cm" fo:padding-bottom="0cm" fo:border="0.5pt solid #95b3d7"/>
    </style:style>
    <style:style style:name="Tabela7.C2" style:family="table-cell">
      <style:table-cell-properties fo:padding-left="0.199cm" fo:padding-right="0.191cm" fo:padding-top="0cm" fo:padding-bottom="0cm" fo:border="0.5pt solid #95b3d7"/>
    </style:style>
    <style:style style:name="Tabela7.3" style:family="table-row">
      <style:table-row-properties style:min-row-height="0.233cm" fo:keep-together="auto"/>
    </style:style>
    <style:style style:name="Tabela7.A3" style:family="table-cell">
      <style:table-cell-properties fo:padding-left="0.199cm" fo:padding-right="0.191cm" fo:padding-top="0cm" fo:padding-bottom="0cm" fo:border="0.5pt solid #95b3d7"/>
    </style:style>
    <style:style style:name="Tabela7.B3" style:family="table-cell">
      <style:table-cell-properties fo:padding-left="0.199cm" fo:padding-right="0.191cm" fo:padding-top="0cm" fo:padding-bottom="0cm" fo:border="0.5pt solid #95b3d7"/>
    </style:style>
    <style:style style:name="Tabela7.C3" style:family="table-cell">
      <style:table-cell-properties fo:padding-left="0.199cm" fo:padding-right="0.191cm" fo:padding-top="0cm" fo:padding-bottom="0cm" fo:border="0.5pt solid #95b3d7"/>
    </style:style>
    <style:style style:name="Tabela7.A4" style:family="table-cell">
      <style:table-cell-properties fo:padding-left="0.199cm" fo:padding-right="0.191cm" fo:padding-top="0cm" fo:padding-bottom="0cm" fo:border="0.5pt solid #95b3d7"/>
    </style:style>
    <style:style style:name="Tabela7.B4" style:family="table-cell">
      <style:table-cell-properties fo:padding-left="0.199cm" fo:padding-right="0.191cm" fo:padding-top="0cm" fo:padding-bottom="0cm" fo:border="0.5pt solid #95b3d7"/>
    </style:style>
    <style:style style:name="Tabela7.C4" style:family="table-cell">
      <style:table-cell-properties fo:padding-left="0.199cm" fo:padding-right="0.191cm" fo:padding-top="0cm" fo:padding-bottom="0cm" fo:border="0.5pt solid #95b3d7"/>
    </style:style>
    <style:style style:name="Tabela3" style:family="table">
      <style:table-properties style:width="14.162cm" fo:margin-top="0cm" fo:margin-bottom="0cm" table:align="center" style:writing-mode="lr-tb"/>
    </style:style>
    <style:style style:name="Tabela3.A" style:family="table-column">
      <style:table-column-properties style:column-width="2.729cm"/>
    </style:style>
    <style:style style:name="Tabela3.B" style:family="table-column">
      <style:table-column-properties style:column-width="4.764cm"/>
    </style:style>
    <style:style style:name="Tabela3.C" style:family="table-column">
      <style:table-column-properties style:column-width="3.175cm"/>
    </style:style>
    <style:style style:name="Tabela3.D" style:family="table-column">
      <style:table-column-properties style:column-width="3.494cm"/>
    </style:style>
    <style:style style:name="Tabela3.1" style:family="table-row">
      <style:table-row-properties fo:keep-together="auto"/>
    </style:style>
    <style:style style:name="Tabela3.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3.A2" style:family="table-cell">
      <style:table-cell-properties fo:padding-left="0.191cm" fo:padding-right="0.191cm" fo:padding-top="0cm" fo:padding-bottom="0cm" fo:border-left="none" fo:border-right="0.25pt solid #95b3d7" fo:border-top="1.5pt solid #95b3d7" fo:border-bottom="0.25pt solid #95b3d7"/>
    </style:style>
    <style:style style:name="Tabela3.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3.D2" style:family="table-cell">
      <style:table-cell-properties fo:padding-left="0.191cm" fo:padding-right="0.191cm" fo:padding-top="0cm" fo:padding-bottom="0cm" fo:border-left="0.25pt solid #95b3d7" fo:border-right="none" fo:border-top="1.5pt solid #95b3d7" fo:border-bottom="0.25pt solid #95b3d7"/>
    </style:style>
    <style:style style:name="Tabela3.A3" style:family="table-cell">
      <style:table-cell-properties fo:padding-left="0.191cm" fo:padding-right="0.191cm" fo:padding-top="0cm" fo:padding-bottom="0cm" fo:border-left="none" fo:border-right="0.25pt solid #95b3d7" fo:border-top="0.25pt solid #95b3d7" fo:border-bottom="0.25pt solid #95b3d7"/>
    </style:style>
    <style:style style:name="Tabela3.B3" style:family="table-cell">
      <style:table-cell-properties fo:padding-left="0.191cm" fo:padding-right="0.191cm" fo:padding-top="0cm" fo:padding-bottom="0cm" fo:border="0.25pt solid #95b3d7"/>
    </style:style>
    <style:style style:name="Tabela3.D3" style:family="table-cell">
      <style:table-cell-properties fo:padding-left="0.191cm" fo:padding-right="0.191cm" fo:padding-top="0cm" fo:padding-bottom="0cm" fo:border-left="0.25pt solid #95b3d7" fo:border-right="none" fo:border-top="0.25pt solid #95b3d7" fo:border-bottom="0.25pt solid #95b3d7"/>
    </style:style>
    <style:style style:name="Tabela8" style:family="table">
      <style:table-properties style:width="14.161cm" fo:margin-top="0cm" fo:margin-bottom="0cm" table:align="center" style:writing-mode="lr-tb"/>
    </style:style>
    <style:style style:name="Tabela8.A" style:family="table-column">
      <style:table-column-properties style:column-width="2.411cm"/>
    </style:style>
    <style:style style:name="Tabela8.B" style:family="table-column">
      <style:table-column-properties style:column-width="5.08cm"/>
    </style:style>
    <style:style style:name="Tabela8.C" style:family="table-column">
      <style:table-column-properties style:column-width="2.859cm"/>
    </style:style>
    <style:style style:name="Tabela8.D" style:family="table-column">
      <style:table-column-properties style:column-width="3.81cm"/>
    </style:style>
    <style:style style:name="Tabela8.1" style:family="table-row">
      <style:table-row-properties fo:keep-together="auto"/>
    </style:style>
    <style:style style:name="Tabela8.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8.A2" style:family="table-cell">
      <style:table-cell-properties fo:padding-left="0.191cm" fo:padding-right="0.191cm" fo:padding-top="0cm" fo:padding-bottom="0cm" fo:border-left="none" fo:border-right="0.25pt solid #95b3d7" fo:border-top="1.5pt solid #95b3d7" fo:border-bottom="0.25pt solid #95b3d7"/>
    </style:style>
    <style:style style:name="Tabela8.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8.D2" style:family="table-cell">
      <style:table-cell-properties fo:padding-left="0.191cm" fo:padding-right="0.191cm" fo:padding-top="0cm" fo:padding-bottom="0cm" fo:border-left="0.25pt solid #95b3d7" fo:border-right="none" fo:border-top="1.5pt solid #95b3d7" fo:border-bottom="0.25pt solid #95b3d7"/>
    </style:style>
    <style:style style:name="Tabela8.A3" style:family="table-cell">
      <style:table-cell-properties fo:padding-left="0.191cm" fo:padding-right="0.191cm" fo:padding-top="0cm" fo:padding-bottom="0cm" fo:border-left="none" fo:border-right="0.25pt solid #95b3d7" fo:border-top="0.25pt solid #95b3d7" fo:border-bottom="0.25pt solid #95b3d7"/>
    </style:style>
    <style:style style:name="Tabela8.B3" style:family="table-cell">
      <style:table-cell-properties fo:padding-left="0.191cm" fo:padding-right="0.191cm" fo:padding-top="0cm" fo:padding-bottom="0cm" fo:border="0.25pt solid #95b3d7"/>
    </style:style>
    <style:style style:name="Tabela8.D3" style:family="table-cell">
      <style:table-cell-properties fo:padding-left="0.191cm" fo:padding-right="0.191cm" fo:padding-top="0cm" fo:padding-bottom="0cm" fo:border-left="0.25pt solid #95b3d7" fo:border-right="none" fo:border-top="0.25pt solid #95b3d7" fo:border-bottom="0.25pt solid #95b3d7"/>
    </style:style>
    <style:style style:name="P1" style:family="paragraph" style:parent-style-name="Standard">
      <style:text-properties style:font-name="Calibri2" fo:font-size="10pt" officeooo:paragraph-rsid="000b0bfb" style:font-size-asian="10pt" style:font-size-complex="10pt"/>
    </style:style>
    <style:style style:name="P2" style:family="paragraph" style:parent-style-name="Standard">
      <style:text-properties officeooo:paragraph-rsid="000b0bfb" style:language-asian="en" style:country-asian="US"/>
    </style:style>
    <style:style style:name="P3" style:family="paragraph" style:parent-style-name="Standard">
      <style:text-properties fo:language="pt" fo:country="PT" officeooo:paragraph-rsid="000b0bfb" style:language-asian="en" style:country-asian="US"/>
    </style:style>
    <style:style style:name="P4" style:family="paragraph" style:parent-style-name="Standard">
      <style:text-properties fo:language="pt" fo:country="PT" officeooo:paragraph-rsid="000b0bfb"/>
    </style:style>
    <style:style style:name="P5" style:family="paragraph" style:parent-style-name="Standard">
      <style:text-properties fo:color="#ffffff" officeooo:paragraph-rsid="000b0bfb"/>
    </style:style>
    <style:style style:name="P6" style:family="paragraph" style:parent-style-name="Standard">
      <style:text-properties fo:color="#7f7f7f" style:font-name="Arial" fo:font-size="10pt" officeooo:paragraph-rsid="000b0bfb" style:font-size-asian="10pt" style:font-name-complex="Arial1" style:font-size-complex="10pt"/>
    </style:style>
    <style:style style:name="P7" style:family="paragraph" style:parent-style-name="Standard">
      <style:text-properties fo:color="#000000" style:font-name="Calibri2" fo:font-size="10pt" officeooo:paragraph-rsid="000b0bfb" style:font-size-asian="10pt" style:language-asian="en" style:country-asian="US" style:font-size-complex="10pt"/>
    </style:style>
    <style:style style:name="P8" style:family="paragraph" style:parent-style-name="Standard">
      <style:text-properties officeooo:paragraph-rsid="000b0bfb"/>
    </style:style>
    <style:style style:name="P9" style:family="paragraph" style:parent-style-name="Standard">
      <style:text-properties style:font-name="Calibri" fo:font-size="10pt" fo:font-weight="bold" officeooo:rsid="000c0df3" officeooo:paragraph-rsid="000c0df3" style:font-size-asian="8.75pt" style:font-weight-asian="bold" style:font-size-complex="10pt" style:font-weight-complex="bold"/>
    </style:style>
    <style:style style:name="P10" style:family="paragraph" style:parent-style-name="Standard">
      <style:paragraph-properties fo:margin-left="0cm" fo:margin-right="0.125cm" fo:text-align="center" style:justify-single-word="false" fo:text-indent="0cm" style:auto-text-indent="false"/>
      <style:text-properties officeooo:paragraph-rsid="000b0bfb"/>
    </style:style>
    <style:style style:name="P11" style:family="paragraph" style:parent-style-name="Standard">
      <style:paragraph-properties fo:margin-left="0cm" fo:margin-right="1.718cm" fo:text-align="center" style:justify-single-word="false" fo:text-indent="0cm" style:auto-text-indent="false"/>
      <style:text-properties officeooo:paragraph-rsid="000b0bfb"/>
    </style:style>
    <style:style style:name="P12" style:family="paragraph" style:parent-style-name="Standard">
      <style:paragraph-properties fo:margin-left="0cm" fo:margin-right="0cm" fo:text-align="justify" style:justify-single-word="false" fo:text-indent="0.635cm" style:auto-text-indent="false"/>
      <style:text-properties officeooo:paragraph-rsid="000b0bfb"/>
    </style:style>
    <style:style style:name="P13" style:family="paragraph" style:parent-style-name="Standard">
      <style:paragraph-properties fo:margin-left="0cm" fo:margin-right="0cm" fo:text-indent="0.635cm" style:auto-text-indent="false"/>
      <style:text-properties fo:color="#000000" style:font-name="Calibri2" fo:font-size="10pt" officeooo:paragraph-rsid="000b0bfb" style:font-size-asian="10pt" style:font-size-complex="10pt"/>
    </style:style>
    <style:style style:name="P14" style:family="paragraph" style:parent-style-name="Standard">
      <style:paragraph-properties fo:margin-left="0cm" fo:margin-right="0cm" fo:text-indent="0.635cm" style:auto-text-indent="false"/>
      <style:text-properties fo:color="#000000" style:font-name="Calibri2" fo:font-size="10pt" officeooo:paragraph-rsid="000b0bfb" style:font-size-asian="10pt" style:language-asian="en" style:country-asian="US" style:font-size-complex="10pt"/>
    </style:style>
    <style:style style:name="P15" style:family="paragraph" style:parent-style-name="Standard">
      <style:paragraph-properties fo:margin-left="0cm" fo:margin-right="0cm" fo:text-indent="0.635cm" style:auto-text-indent="false"/>
      <style:text-properties fo:color="#000000" style:font-name="Calibri2" fo:font-size="10pt" fo:font-style="italic" style:text-underline-style="solid" style:text-underline-width="auto" style:text-underline-color="font-color" officeooo:paragraph-rsid="000b0bfb" style:font-size-asian="10pt" style:font-style-asian="italic" style:font-size-complex="10pt"/>
    </style:style>
    <style:style style:name="P16" style:family="paragraph" style:parent-style-name="Standard">
      <style:paragraph-properties fo:margin-left="0cm" fo:margin-right="0cm" fo:text-indent="0.635cm" style:auto-text-indent="false"/>
      <style:text-properties officeooo:paragraph-rsid="000b0bfb"/>
    </style:style>
    <style:style style:name="P17" style:family="paragraph" style:parent-style-name="Standard">
      <style:paragraph-properties fo:margin-left="0cm" fo:margin-right="0cm" fo:text-indent="0.762cm" style:auto-text-indent="false"/>
      <style:text-properties fo:color="#000000" style:font-name="Calibri2" fo:font-size="10pt" officeooo:paragraph-rsid="000b0bfb" style:font-size-asian="10pt" style:language-asian="en" style:country-asian="US" style:font-size-complex="10pt"/>
    </style:style>
    <style:style style:name="P18" style:family="paragraph" style:parent-style-name="Standard">
      <style:paragraph-properties fo:margin-left="0cm" fo:margin-right="0cm" fo:text-indent="0.762cm" style:auto-text-indent="false"/>
      <style:text-properties fo:color="#000000" style:font-name="Calibri2" fo:font-size="10pt" officeooo:paragraph-rsid="000b0bfb" style:font-size-asian="10pt" style:font-size-complex="10pt"/>
    </style:style>
    <style:style style:name="P19" style:family="paragraph" style:parent-style-name="Standard">
      <style:paragraph-properties fo:margin-left="0cm" fo:margin-right="0cm" fo:text-indent="0.762cm" style:auto-text-indent="false"/>
      <style:text-properties officeooo:paragraph-rsid="000b0bfb"/>
    </style:style>
    <style:style style:name="P20" style:family="paragraph" style:parent-style-name="Standard">
      <style:paragraph-properties fo:margin-left="0cm" fo:margin-right="0cm" fo:text-indent="0.762cm" style:auto-text-indent="false"/>
      <style:text-properties style:font-name="Calibri" fo:font-size="10pt" officeooo:paragraph-rsid="000ffa1c" style:font-size-asian="8.75pt" style:font-size-complex="10pt"/>
    </style:style>
    <style:style style:name="P21"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officeooo:paragraph-rsid="000b0bfb"/>
    </style:style>
    <style:style style:name="P22" style:family="paragraph" style:parent-style-name="Standard">
      <style:paragraph-properties fo:margin-top="0cm" fo:margin-bottom="0.353cm" loext:contextual-spacing="false" fo:line-height="115%"/>
      <style:text-properties officeooo:paragraph-rsid="000b0bfb"/>
    </style:style>
    <style:style style:name="P23" style:family="paragraph" style:parent-style-name="Standard">
      <style:paragraph-properties fo:margin-left="0.635cm" fo:margin-right="0cm" fo:text-indent="0cm" style:auto-text-indent="false"/>
      <style:text-properties fo:color="#595959" style:font-name="Calibri2" fo:font-size="10pt" fo:font-style="italic" officeooo:paragraph-rsid="000b0bfb" style:font-size-asian="10pt" style:font-style-asian="italic" style:font-size-complex="10pt"/>
    </style:style>
    <style:style style:name="P24" style:family="paragraph" style:parent-style-name="Standard">
      <style:paragraph-properties fo:margin-left="0cm" fo:margin-right="0cm" fo:text-indent="0.751cm" style:auto-text-indent="false"/>
      <style:text-properties fo:color="#000000" style:font-name="Calibri2" fo:font-size="10pt" officeooo:paragraph-rsid="000b0bfb" style:font-size-asian="10pt" style:language-asian="en" style:country-asian="US" style:font-size-complex="10pt"/>
    </style:style>
    <style:style style:name="P25" style:family="paragraph" style:parent-style-name="Standard">
      <style:paragraph-properties fo:margin-top="0cm" fo:margin-bottom="0cm" loext:contextual-spacing="false"/>
      <style:text-properties fo:color="#808080" style:font-name="Calibri2" fo:font-size="9pt" officeooo:paragraph-rsid="000b0bfb" style:font-name-asian="SimSun" style:font-size-asian="9pt" style:language-asian="pt" style:country-asian="BR" style:font-name-complex="Arial1" style:font-size-complex="9pt"/>
    </style:style>
    <style:style style:name="P26" style:family="paragraph" style:parent-style-name="Subtitle">
      <style:paragraph-properties fo:margin-top="0cm" fo:margin-bottom="0cm" loext:contextual-spacing="false"/>
      <style:text-properties officeooo:paragraph-rsid="000b0bfb"/>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84a8" officeooo:paragraph-rsid="000c84a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0c0df3" officeooo:paragraph-rsid="000c0df3" style:font-size-asian="8.75pt" style:font-style-asian="normal" style:font-weight-asian="bold" style:font-size-complex="10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0c84a8" officeooo:paragraph-rsid="000c84a8" style:font-size-asian="8.75pt" style:font-style-asian="normal" style:font-weight-asian="bold" style:font-size-complex="10pt" style:font-style-complex="normal" style:font-weight-complex="bold" style:text-overline-style="none" style:text-overline-color="font-color"/>
    </style:style>
    <style:style style:name="P30" style:family="paragraph" style:parent-style-name="InfoBlue">
      <style:text-properties officeooo:paragraph-rsid="000b0bfb"/>
    </style:style>
    <style:style style:name="P31" style:family="paragraph" style:parent-style-name="Standard" style:master-page-name="First_20_Page">
      <style:paragraph-properties fo:margin-left="-0.25cm" fo:margin-right="-0.252cm" fo:text-align="center" style:justify-single-word="false" fo:text-indent="0cm" style:auto-text-indent="false" style:page-number="auto"/>
      <style:text-properties style:font-name="Arial" fo:font-size="18pt" officeooo:paragraph-rsid="000b0bfb" style:font-name-asian="Times New Roman" style:font-size-asian="18pt" style:font-name-complex="Arial1" style:font-size-complex="18pt"/>
    </style:style>
    <style:style style:name="P32" style:family="paragraph" style:parent-style-name="Standard">
      <style:paragraph-properties fo:margin-left="-0.25cm" fo:margin-right="-0.252cm" fo:text-align="center" style:justify-single-word="false" fo:text-indent="0cm" style:auto-text-indent="false"/>
      <style:text-properties style:font-name="Arial" fo:font-size="18pt" officeooo:paragraph-rsid="000b0bfb" style:font-name-asian="Times New Roman" style:font-size-asian="18pt" style:font-name-complex="Arial1" style:font-size-complex="18pt"/>
    </style:style>
    <style:style style:name="P33" style:family="paragraph" style:parent-style-name="Standard">
      <style:paragraph-properties fo:margin-left="0cm" fo:margin-right="-0.252cm" fo:text-align="justify" style:justify-single-word="false" fo:text-indent="0.762cm" style:auto-text-indent="false"/>
      <style:text-properties style:font-name="Calibri2" fo:font-size="10pt" officeooo:paragraph-rsid="000b0bfb" style:font-name-asian="Times New Roman" style:font-size-asian="10pt" style:font-name-complex="Arial1" style:font-size-complex="10pt"/>
    </style:style>
    <style:style style:name="P34" style:family="paragraph" style:parent-style-name="Standard">
      <style:paragraph-properties fo:margin-left="0cm" fo:margin-right="-0.252cm" fo:text-indent="0.762cm" style:auto-text-indent="false"/>
      <style:text-properties style:font-name="Calibri2" fo:font-size="10pt" officeooo:paragraph-rsid="000b0bfb" style:font-name-asian="Times New Roman" style:font-size-asian="10pt" style:font-name-complex="Arial1" style:font-size-complex="10pt"/>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Calibri2" fo:font-size="10pt" officeooo:rsid="000c0df3" officeooo:paragraph-rsid="000c0df3" style:font-size-asian="10pt" style:font-size-complex="10pt"/>
    </style:style>
    <style:style style:name="P36" style:family="paragraph" style:parent-style-name="Standard">
      <style:paragraph-properties fo:margin-left="0cm" fo:margin-right="0cm" fo:text-indent="0.762cm" style:auto-text-indent="false"/>
      <style:text-properties fo:color="#000000" style:font-name="Calibri2" fo:font-size="10pt" officeooo:paragraph-rsid="000b0bfb" style:font-size-asian="10pt" style:language-asian="en" style:country-asian="US" style:font-size-complex="10pt"/>
    </style:style>
    <style:style style:name="P37" style:family="paragraph" style:parent-style-name="Standard">
      <style:paragraph-properties fo:margin-left="0cm" fo:margin-right="0cm" fo:text-indent="0.762cm" style:auto-text-indent="false"/>
      <style:text-properties fo:color="#000000" style:font-name="Calibri2" fo:font-size="10pt" officeooo:paragraph-rsid="000ffa1c" style:font-size-asian="10pt" style:language-asian="en" style:country-asian="US" style:font-size-complex="10pt"/>
    </style:style>
    <style:style style:name="P38" style:family="paragraph" style:parent-style-name="Standard">
      <style:paragraph-properties fo:margin-left="0cm" fo:margin-right="0cm" fo:text-indent="0.762cm" style:auto-text-indent="false"/>
      <style:text-properties fo:color="#000000" style:font-name="Calibri2" fo:font-size="10pt" officeooo:rsid="0012cf93" officeooo:paragraph-rsid="0012cf93" style:font-size-asian="10pt" style:language-asian="en" style:country-asian="US" style:font-size-complex="10pt"/>
    </style:style>
    <style:style style:name="P39" style:family="paragraph" style:parent-style-name="Standard">
      <style:paragraph-properties fo:margin-left="0cm" fo:margin-right="0cm" fo:text-indent="0.762cm" style:auto-text-indent="false"/>
      <style:text-properties fo:color="#000000" style:font-name="Calibri2" fo:font-size="10pt" officeooo:paragraph-rsid="0012cf93" style:font-size-asian="10pt" style:language-asian="en" style:country-asian="US" style:font-size-complex="10pt"/>
    </style:style>
    <style:style style:name="P40" style:family="paragraph" style:parent-style-name="Standard">
      <style:paragraph-properties fo:margin-left="0cm" fo:margin-right="0cm" fo:text-indent="0.762cm" style:auto-text-indent="false"/>
      <style:text-properties fo:color="#000000" style:font-name="Calibri2" fo:font-size="10pt" officeooo:paragraph-rsid="0012cf93" style:font-size-asian="10pt" style:font-size-complex="10pt"/>
    </style:style>
    <style:style style:name="P41"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style:font-name="Calibri2" fo:font-size="10pt" officeooo:paragraph-rsid="000b0bfb" style:font-size-asian="10pt" style:font-name-complex="Arial1" style:font-size-complex="10pt"/>
    </style:style>
    <style:style style:name="P42" style:family="paragraph" style:parent-style-name="Standard">
      <style:paragraph-properties fo:margin-left="0cm" fo:margin-right="0cm" fo:text-indent="0.635cm" style:auto-text-indent="false"/>
      <style:text-properties fo:color="#000000" style:font-name="Calibri2" fo:font-size="10pt" fo:font-style="normal" fo:font-weight="normal" officeooo:rsid="000c84a8" officeooo:paragraph-rsid="000c84a8"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text-indent="0.635cm" style:auto-text-indent="false"/>
      <style:text-properties fo:color="#000000" style:font-name="Calibri2" fo:font-size="10pt" officeooo:paragraph-rsid="000b0bfb" style:font-size-asian="10pt" style:language-asian="en" style:country-asian="US" style:font-size-complex="10pt"/>
    </style:style>
    <style:style style:name="P44" style:family="paragraph" style:parent-style-name="Standard">
      <style:paragraph-properties fo:margin-left="0cm" fo:margin-right="0cm" fo:text-indent="0.635cm" style:auto-text-indent="false"/>
      <style:text-properties fo:color="#000000" style:font-name="Calibri2" fo:font-size="10pt" fo:font-style="italic" style:text-underline-style="solid" style:text-underline-width="auto" style:text-underline-color="font-color" officeooo:paragraph-rsid="000b0bfb" style:font-size-asian="10pt" style:language-asian="en" style:country-asian="US" style:font-style-asian="italic" style:font-size-complex="10pt"/>
    </style:style>
    <style:style style:name="P45" style:family="paragraph" style:parent-style-name="Standard">
      <style:paragraph-properties fo:margin-left="0cm" fo:margin-right="0cm" fo:text-indent="0.635cm" style:auto-text-indent="false"/>
      <style:text-properties fo:color="#595959" style:font-name="Calibri2" fo:font-size="10pt" fo:font-style="italic" officeooo:paragraph-rsid="000b0bfb" style:font-size-asian="10pt" style:font-style-asian="italic" style:font-size-complex="10pt"/>
    </style:style>
    <style:style style:name="P46" style:family="paragraph" style:parent-style-name="Standard">
      <style:paragraph-properties fo:margin-left="0cm" fo:margin-right="0cm" fo:text-indent="0.635cm" style:auto-text-indent="false"/>
      <style:text-properties style:font-name="Calibri2" fo:font-size="10pt" officeooo:paragraph-rsid="000b0bfb" style:font-size-asian="10pt" style:language-asian="en" style:country-asian="US" style:font-size-complex="10pt"/>
    </style:style>
    <style:style style:name="P47" style:family="paragraph" style:parent-style-name="Standard" style:list-style-name="L1">
      <style:text-properties fo:color="#000000" fo:font-style="normal" fo:font-weight="normal" officeooo:rsid="000c84a8" officeooo:paragraph-rsid="000c84a8" style:font-style-asian="normal" style:font-weight-asian="normal" style:font-style-complex="normal" style:font-weight-complex="normal"/>
    </style:style>
    <style:style style:name="P48" style:family="paragraph" style:parent-style-name="Standard" style:list-style-name="L1">
      <style:text-properties fo:color="#000000" fo:font-style="normal" fo:font-weight="normal" officeooo:rsid="0011b167" officeooo:paragraph-rsid="0011b167" style:font-style-asian="normal" style:font-weight-asian="normal" style:font-style-complex="normal" style:font-weight-complex="normal"/>
    </style:style>
    <style:style style:name="P49" style:family="paragraph" style:parent-style-name="Standard" style:list-style-name="L1">
      <style:text-properties fo:color="#000000" style:font-name="Calibri2" fo:font-size="10pt" fo:font-style="normal" fo:font-weight="normal" officeooo:rsid="0011b167" officeooo:paragraph-rsid="0011b167" style:font-size-asian="10pt" style:font-style-asian="normal" style:font-weight-asian="normal" style:font-size-complex="10pt" style:font-style-complex="normal" style:font-weight-complex="normal"/>
    </style:style>
    <style:style style:name="P50" style:family="paragraph" style:parent-style-name="Standard" style:list-style-name="L1">
      <style:text-properties fo:color="#000000" style:font-name="Calibri2" fo:font-size="10pt" fo:font-style="normal" fo:font-weight="normal" officeooo:rsid="0012cf93" officeooo:paragraph-rsid="0012cf93" style:font-size-asian="10pt" style:font-style-asian="normal" style:font-weight-asian="normal" style:font-size-complex="10pt" style:font-style-complex="normal" style:font-weight-complex="normal"/>
    </style:style>
    <style:style style:name="P51" style:family="paragraph" style:parent-style-name="Standard">
      <style:text-properties fo:color="#000000" style:font-name="Calibri2" fo:font-size="10pt" fo:font-style="italic" style:text-underline-style="solid" style:text-underline-width="auto" style:text-underline-color="font-color" officeooo:paragraph-rsid="000b0bfb" style:font-size-asian="10pt" style:language-asian="en" style:country-asian="US" style:font-style-asian="italic" style:font-size-complex="10pt"/>
    </style:style>
    <style:style style:name="P52" style:family="paragraph" style:parent-style-name="Standard" style:list-style-name="WWNum7">
      <loext:graphic-properties draw:fill="solid" draw:fill-color="#ffffff"/>
      <style:paragraph-properties style:line-height-at-least="0.55cm" fo:background-color="#ffffff"/>
      <style:text-properties fo:color="#000000" style:font-name="Calibri2" fo:font-size="10pt" officeooo:paragraph-rsid="000b0bfb" style:font-size-asian="10pt" style:font-size-complex="10pt"/>
    </style:style>
    <style:style style:name="P53" style:family="paragraph" style:parent-style-name="Standard" style:list-style-name="WWNum6">
      <loext:graphic-properties draw:fill="solid" draw:fill-color="#ffffff"/>
      <style:paragraph-properties style:line-height-at-least="0.55cm" fo:background-color="#ffffff"/>
      <style:text-properties fo:color="#000000" style:font-name="Calibri2" fo:font-size="10pt" officeooo:paragraph-rsid="000b0bfb" style:font-size-asian="10pt" style:font-size-complex="10pt"/>
    </style:style>
    <style:style style:name="P54" style:family="paragraph" style:parent-style-name="Standard" style:list-style-name="WWNum4">
      <style:paragraph-properties fo:text-align="justify" style:justify-single-word="false"/>
      <style:text-properties officeooo:paragraph-rsid="000b0bfb"/>
    </style:style>
    <style:style style:name="P55" style:family="paragraph" style:parent-style-name="Standard" style:list-style-name="WWNum5">
      <style:paragraph-properties fo:text-align="justify" style:justify-single-word="false"/>
      <style:text-properties officeooo:paragraph-rsid="000b0bfb"/>
    </style:style>
    <style:style style:name="P56" style:family="paragraph" style:parent-style-name="Standard" style:list-style-name="WWNum4">
      <style:paragraph-properties fo:text-align="justify" style:justify-single-word="false"/>
      <style:text-properties fo:color="#595959" style:font-name="Calibri2" fo:font-size="10pt" fo:font-style="italic" officeooo:paragraph-rsid="000b0bfb" style:font-size-asian="10pt" style:font-style-asian="italic" style:font-size-complex="10pt"/>
    </style:style>
    <style:style style:name="P57" style:family="paragraph" style:parent-style-name="Standard" style:list-style-name="WWNum3">
      <style:paragraph-properties fo:text-align="justify" style:justify-single-word="false"/>
      <style:text-properties fo:color="#595959" style:font-name="Calibri2" fo:font-size="10pt" fo:font-style="italic" officeooo:paragraph-rsid="000b0bfb" style:font-size-asian="10pt" style:font-style-asian="italic" style:font-size-complex="10pt"/>
    </style:style>
    <style:style style:name="P58" style:family="paragraph" style:parent-style-name="Standard">
      <style:text-properties fo:color="#595959" style:font-name="Calibri2" fo:font-size="10pt" fo:font-style="italic" officeooo:paragraph-rsid="000b0bfb" style:font-size-asian="10pt" style:font-style-asian="italic" style:font-size-complex="10pt"/>
    </style:style>
    <style:style style:name="P59" style:family="paragraph" style:parent-style-name="Standard">
      <style:text-properties fo:color="#595959" style:font-name="Calibri2" fo:font-size="10pt" fo:font-style="italic" officeooo:paragraph-rsid="0012cf93" style:font-size-asian="10pt" style:font-style-asian="italic" style:font-size-complex="10pt"/>
    </style:style>
    <style:style style:name="P60" style:family="paragraph" style:parent-style-name="Standard" style:list-style-name="WWNum5">
      <style:paragraph-properties fo:text-align="justify" style:justify-single-word="false"/>
      <style:text-properties fo:color="#595959" style:font-name="Calibri2" fo:font-size="10pt" fo:font-style="italic" officeooo:paragraph-rsid="000b0bfb" style:font-size-asian="10pt" style:language-asian="en" style:country-asian="US" style:font-style-asian="italic" style:font-size-complex="10pt"/>
    </style:style>
    <style:style style:name="P61" style:family="paragraph" style:parent-style-name="Standard">
      <style:text-properties fo:color="#595959" style:font-name="Calibri2" fo:font-size="10pt" officeooo:paragraph-rsid="000b0bfb" style:font-size-asian="10pt" style:language-asian="en" style:country-asian="US" style:font-size-complex="10pt"/>
    </style:style>
    <style:style style:name="P62" style:family="paragraph" style:parent-style-name="Standard">
      <style:text-properties fo:color="#595959" style:font-name="Calibri2" fo:font-size="10pt" officeooo:rsid="0012cf93" officeooo:paragraph-rsid="0012cf93" style:font-size-asian="10pt" style:language-asian="en" style:country-asian="US" style:font-size-complex="10pt"/>
    </style:style>
    <style:style style:name="P63" style:family="paragraph" style:parent-style-name="Standard" style:list-style-name="WWNum5">
      <style:paragraph-properties fo:text-align="justify" style:justify-single-word="false"/>
      <style:text-properties fo:color="#595959" style:font-name="Calibri2" fo:font-size="10pt" fo:language="pt" fo:country="PT" fo:font-style="italic" officeooo:paragraph-rsid="000b0bfb" style:font-size-asian="10pt" style:font-style-asian="italic" style:font-size-complex="10pt"/>
    </style:style>
    <style:style style:name="P64" style:family="paragraph" style:parent-style-name="Standard">
      <style:text-properties fo:color="#595959" style:font-name="Calibri2" fo:font-size="9pt" officeooo:paragraph-rsid="000b0bfb" style:font-size-asian="9pt" style:font-size-complex="9pt"/>
    </style:style>
    <style:style style:name="P65" style:family="paragraph" style:parent-style-name="Standard">
      <style:text-properties fo:color="#595959" style:font-name="Calibri2" fo:font-size="9pt" officeooo:paragraph-rsid="0012cf93" style:font-size-asian="9pt" style:font-size-complex="9pt"/>
    </style:style>
    <style:style style:name="P66" style:family="paragraph" style:parent-style-name="Standard">
      <style:text-properties fo:color="#595959" style:font-name="Calibri2" fo:font-size="9pt" officeooo:rsid="0012cf93" officeooo:paragraph-rsid="0012cf93" style:font-size-asian="9pt" style:font-size-complex="9pt"/>
    </style:style>
    <style:style style:name="P67" style:family="paragraph" style:parent-style-name="Standard">
      <style:paragraph-properties fo:text-align="center" style:justify-single-word="false"/>
      <style:text-properties fo:color="#ffffff" style:font-name="Calibri2" fo:font-size="10pt" fo:language="pt" fo:country="PT" fo:font-weight="bold" officeooo:paragraph-rsid="000b0bfb" style:font-size-asian="10pt" style:font-weight-asian="bold" style:font-size-complex="10pt"/>
    </style:style>
    <style:style style:name="P68" style:family="paragraph" style:parent-style-name="Standard">
      <style:paragraph-properties fo:text-align="center" style:justify-single-word="false"/>
      <style:text-properties fo:color="#ffffff" style:font-name="Calibri2" fo:font-size="10pt" fo:language="pt" fo:country="PT" fo:font-weight="bold" officeooo:paragraph-rsid="0012cf93" style:font-size-asian="10pt" style:font-weight-asian="bold" style:font-size-complex="10pt"/>
    </style:style>
    <style:style style:name="P69" style:family="paragraph" style:parent-style-name="Standard">
      <style:paragraph-properties>
        <style:tab-stops>
          <style:tab-stop style:position="2.619cm"/>
          <style:tab-stop style:position="4.253cm" style:type="center"/>
        </style:tab-stops>
      </style:paragraph-properties>
      <style:text-properties fo:color="#ffffff" style:font-name="Calibri2" fo:font-size="10pt" fo:language="pt" fo:country="PT" fo:font-weight="bold" officeooo:paragraph-rsid="000b0bfb" style:font-size-asian="10pt" style:font-weight-asian="bold" style:font-size-complex="10pt"/>
    </style:style>
    <style:style style:name="P70" style:family="paragraph" style:parent-style-name="Standard">
      <style:paragraph-properties>
        <style:tab-stops>
          <style:tab-stop style:position="2.619cm"/>
          <style:tab-stop style:position="4.253cm" style:type="center"/>
        </style:tab-stops>
      </style:paragraph-properties>
      <style:text-properties fo:color="#ffffff" style:font-name="Calibri2" fo:font-size="10pt" fo:language="pt" fo:country="PT" fo:font-weight="bold" officeooo:paragraph-rsid="0012cf93" style:font-size-asian="10pt" style:font-weight-asian="bold" style:font-size-complex="10pt"/>
    </style:style>
    <style:style style:name="P71" style:family="paragraph" style:parent-style-name="Standard">
      <style:text-properties fo:color="#808080" style:font-name="Calibri2" fo:font-size="10pt" officeooo:paragraph-rsid="000b0bfb" style:font-size-asian="10pt" style:language-asian="en" style:country-asian="US" style:font-size-complex="10pt"/>
    </style:style>
    <style:style style:name="P72" style:family="paragraph" style:parent-style-name="Standard">
      <style:text-properties fo:color="#808080" style:font-name="Calibri2" fo:font-size="10pt" officeooo:rsid="0012cf93" officeooo:paragraph-rsid="0012cf93" style:font-size-asian="10pt" style:language-asian="en" style:country-asian="US" style:font-size-complex="10pt"/>
    </style:style>
    <style:style style:name="P73" style:family="paragraph" style:parent-style-name="Standard">
      <style:text-properties fo:color="#808080" style:font-name="Calibri2" fo:font-size="10pt" fo:language="pt" fo:country="PT" officeooo:paragraph-rsid="000b0bfb" style:font-size-asian="10pt" style:font-name-complex="Arial1" style:font-size-complex="10pt"/>
    </style:style>
    <style:style style:name="P74" style:family="paragraph" style:parent-style-name="Standard">
      <style:text-properties fo:color="#808080" style:font-name="Calibri2" fo:font-size="10pt" fo:language="pt" fo:country="PT" officeooo:paragraph-rsid="0012cf93" style:font-size-asian="10pt" style:font-name-complex="Arial1" style:font-size-complex="10pt"/>
    </style:style>
    <style:style style:name="P75" style:family="paragraph" style:parent-style-name="Standard">
      <style:paragraph-properties fo:margin-top="0cm" fo:margin-bottom="0cm" loext:contextual-spacing="false" fo:line-height="100%" fo:text-align="center" style:justify-single-word="false"/>
      <style:text-properties fo:color="#ffffff" style:font-name="Calibri2" fo:font-size="9pt" fo:font-weight="bold" officeooo:paragraph-rsid="000b0bfb" style:font-name-asian="SimSun" style:font-size-asian="9pt" style:language-asian="pt" style:country-asian="BR" style:font-weight-asian="bold" style:font-name-complex="Arial1" style:font-size-complex="9pt"/>
    </style:style>
    <style:style style:name="P76" style:family="paragraph" style:parent-style-name="Standard">
      <style:paragraph-properties fo:margin-top="0cm" fo:margin-bottom="0cm" loext:contextual-spacing="false" fo:line-height="100%"/>
      <style:text-properties fo:color="#808080" style:font-name="Calibri2" fo:font-size="9pt" officeooo:paragraph-rsid="000b0bfb" style:font-name-asian="SimSun" style:font-size-asian="9pt" style:language-asian="pt" style:country-asian="BR" style:font-name-complex="Arial1" style:font-size-complex="9pt"/>
    </style:style>
    <style:style style:name="P77" style:family="paragraph" style:parent-style-name="Standard">
      <style:paragraph-properties fo:margin-top="0cm" fo:margin-bottom="0cm" loext:contextual-spacing="false" fo:line-height="150%"/>
      <style:text-properties fo:color="#808080" style:font-name="Calibri2" fo:font-size="9pt" officeooo:paragraph-rsid="000b0bfb" style:font-name-asian="SimSun" style:font-size-asian="9pt" style:language-asian="pt" style:country-asian="BR" style:font-name-complex="Arial1" style:font-size-complex="9pt"/>
    </style:style>
    <style:style style:name="P78" style:family="paragraph" style:parent-style-name="Standard">
      <style:paragraph-properties fo:margin-top="0.494cm" fo:margin-bottom="0cm" loext:contextual-spacing="false" fo:line-height="150%" fo:text-align="justify" style:justify-single-word="false"/>
      <style:text-properties fo:color="#808080" style:font-name="Calibri2" fo:font-size="9pt" officeooo:paragraph-rsid="000b0bfb" style:font-name-asian="SimSun" style:font-size-asian="9pt" style:language-asian="pt" style:country-asian="BR" style:font-name-complex="Arial1" style:font-size-complex="9pt"/>
    </style:style>
    <style:style style:name="P79" style:family="paragraph" style:parent-style-name="InfoBlue">
      <style:text-properties fo:color="#595959" officeooo:paragraph-rsid="000b0bfb"/>
    </style:style>
    <style:style style:name="P80" style:family="paragraph" style:parent-style-name="InfoBlue" style:list-style-name="WWNum8">
      <style:paragraph-properties fo:margin-top="0cm" fo:margin-bottom="0cm" loext:contextual-spacing="false">
        <style:tab-stops/>
      </style:paragraph-properties>
      <style:text-properties fo:color="#595959" officeooo:paragraph-rsid="000b0bfb"/>
    </style:style>
    <style:style style:name="P81" style:family="paragraph" style:parent-style-name="Heading_20_1" style:list-style-name="">
      <loext:graphic-properties draw:fill="solid" draw:fill-color="#e6e6e6"/>
      <style:paragraph-properties fo:background-color="#e6e6e6"/>
      <style:text-properties style:font-name="Calibri2" fo:font-size="12pt" officeooo:paragraph-rsid="000b0bfb" style:font-size-asian="12pt" style:font-size-complex="12pt"/>
    </style:style>
    <style:style style:name="P82" style:family="paragraph" style:parent-style-name="Heading_20_1" style:list-style-name="WWNum2">
      <loext:graphic-properties draw:fill="solid" draw:fill-color="#e6e6e6"/>
      <style:paragraph-properties fo:background-color="#e6e6e6"/>
      <style:text-properties style:font-name="Calibri2" fo:font-size="12pt" officeooo:paragraph-rsid="000b0bfb" style:font-size-asian="12pt" style:font-size-complex="12pt"/>
    </style:style>
    <style:style style:name="P83" style:family="paragraph" style:parent-style-name="Subtitle">
      <style:paragraph-properties fo:margin-top="0cm" fo:margin-bottom="0cm" loext:contextual-spacing="false"/>
      <style:text-properties fo:color="#808080" style:font-name="Calibri2" fo:font-size="9pt" fo:font-weight="bold" officeooo:paragraph-rsid="000b0bfb" style:font-size-asian="9pt" style:font-weight-asian="bold" style:font-name-complex="Arial1" style:font-size-complex="9pt" style:font-style-complex="normal" style:font-weight-complex="bold"/>
    </style:style>
    <style:style style:name="P84" style:family="paragraph" style:parent-style-name="Subtitle">
      <style:paragraph-properties fo:margin-top="0cm" fo:margin-bottom="0cm" loext:contextual-spacing="false"/>
      <style:text-properties fo:color="#808080" style:font-name="Calibri2" fo:font-size="9pt" fo:font-style="normal" fo:font-weight="bold" officeooo:paragraph-rsid="000b0bfb" style:font-size-asian="9pt" style:font-style-asian="normal" style:font-weight-asian="bold" style:font-name-complex="Arial1" style:font-size-complex="9pt"/>
    </style:style>
    <style:style style:name="P85" style:family="paragraph" style:parent-style-name="Subtitle">
      <style:paragraph-properties fo:margin-top="0cm" fo:margin-bottom="0cm" loext:contextual-spacing="false"/>
      <style:text-properties fo:color="#808080" style:font-name="Calibri2" fo:font-size="9pt" fo:font-style="normal" officeooo:paragraph-rsid="000b0bfb" style:font-size-asian="9pt" style:font-style-asian="normal" style:font-name-complex="Arial1" style:font-size-complex="9pt"/>
    </style:style>
    <style:style style:name="P86" style:family="paragraph" style:parent-style-name="Instrução">
      <style:paragraph-properties fo:text-align="justify" style:justify-single-word="false"/>
      <style:text-properties fo:color="#595959" style:font-name="Calibri2" fo:font-size="9pt" fo:font-style="normal" officeooo:paragraph-rsid="000b0bfb" style:font-name-asian="SimSun" style:font-size-asian="9pt" style:language-asian="zh" style:country-asian="CN" style:font-style-asian="normal" style:font-name-complex="Times New Roman" style:font-size-complex="9pt"/>
    </style:style>
    <style:style style:name="P87" style:family="paragraph" style:parent-style-name="Instrução">
      <style:paragraph-properties fo:text-align="justify" style:justify-single-word="false"/>
      <style:text-properties fo:color="#595959" style:font-name="Calibri2" fo:font-size="9pt" fo:font-style="normal" officeooo:paragraph-rsid="0012cf93" style:font-name-asian="SimSun" style:font-size-asian="9pt" style:language-asian="zh" style:country-asian="CN" style:font-style-asian="normal" style:font-name-complex="Times New Roman" style:font-size-complex="9pt"/>
    </style:style>
    <style:style style:name="P88" style:family="paragraph" style:parent-style-name="Heading_20_2" style:list-style-name="WWNum2">
      <style:text-properties fo:color="#000000" style:font-name="Calibri2" fo:font-size="12pt" officeooo:paragraph-rsid="000b0bfb" style:font-size-asian="12pt" style:font-size-complex="12pt"/>
    </style:style>
    <style:style style:name="P89"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text-properties fo:color="#808080" style:font-name="Calibri2" fo:font-size="10pt" officeooo:paragraph-rsid="000b0bfb" style:font-size-asian="10pt" style:font-size-complex="10pt"/>
    </style:style>
    <style:style style:name="P90" style:family="paragraph" style:parent-style-name="Text_20_body" style:list-style-name="WWNum8">
      <style:paragraph-properties fo:margin-top="0cm" fo:margin-bottom="0cm" loext:contextual-spacing="false" style:line-height-at-least="0.423cm" fo:keep-together="always" fo:orphans="0" fo:widows="0"/>
      <style:text-properties officeooo:paragraph-rsid="000b0bfb"/>
    </style:style>
    <style:style style:name="P91" style:family="paragraph" style:parent-style-name="Text_20_body" style:list-style-name="WWNum8">
      <style:paragraph-properties fo:margin-top="0cm" fo:margin-bottom="0cm" loext:contextual-spacing="false" style:line-height-at-least="0.423cm" fo:keep-together="always" fo:orphans="0" fo:widows="0"/>
      <style:text-properties fo:color="#595959" style:font-name="Calibri2" fo:font-size="10pt" fo:language="pt" fo:country="PT" fo:font-style="italic" officeooo:paragraph-rsid="000b0bfb" style:font-name-asian="Times New Roman" style:font-size-asian="10pt" style:language-asian="en" style:country-asian="US" style:font-style-asian="italic" style:font-name-complex="Arial1" style:font-size-complex="10pt"/>
    </style:style>
    <style:style style:name="T1" style:family="text">
      <style:text-properties style:font-name="Arial" style:font-name-asian="Times New Roman" style:font-name-complex="Arial1"/>
    </style:style>
    <style:style style:name="T2" style:family="text">
      <style:text-properties style:font-name="Arial" style:language-asian="pt" style:country-asian="BR" style:font-name-complex="Arial1"/>
    </style:style>
    <style:style style:name="T3" style:family="text">
      <style:text-properties fo:color="#ff0000" style:font-name="Calibri2" style:font-name-asian="Times New Roman" style:font-name-complex="Arial1"/>
    </style:style>
    <style:style style:name="T4" style:family="text">
      <style:text-properties style:font-name="Calibri2" fo:font-size="10pt" style:font-size-asian="10pt" style:font-size-complex="10pt"/>
    </style:style>
    <style:style style:name="T5" style:family="text">
      <style:text-properties style:font-name="Calibri2" fo:font-size="10pt" officeooo:rsid="000c0df3" style:font-size-asian="10pt" style:font-size-complex="10pt"/>
    </style:style>
    <style:style style:name="T6" style:family="text">
      <style:text-properties style:font-name="Calibri2" fo:font-size="10pt" officeooo:rsid="000e1b5f" style:font-size-asian="10pt" style:font-size-complex="10pt"/>
    </style:style>
    <style:style style:name="T7" style:family="text">
      <style:text-properties style:font-name="Calibri2" fo:font-size="10pt" style:font-size-asian="10pt" style:font-name-complex="Arial1" style:font-size-complex="10pt"/>
    </style:style>
    <style:style style:name="T8" style:family="text">
      <style:text-properties style:font-name="Calibri2" style:font-name-asian="Times New Roman"/>
    </style:style>
    <style:style style:name="T9" style:family="text">
      <style:text-properties style:font-name="Calibri2" style:language-asian="pt" style:country-asian="BR"/>
    </style:style>
    <style:style style:name="T10" style:family="text">
      <style:text-properties fo:color="#808080" style:font-name="Calibri2" fo:font-size="9pt" fo:font-style="normal" style:font-size-asian="9pt" style:font-style-asian="normal" style:font-name-complex="Arial1" style:font-size-complex="9pt"/>
    </style:style>
    <style:style style:name="T11" style:family="text">
      <style:text-properties fo:color="#000000" style:font-name="Calibri2" fo:font-size="10pt" style:font-size-asian="10pt" style:language-asian="en" style:country-asian="US" style:font-size-complex="10pt"/>
    </style:style>
    <style:style style:name="T12" style:family="text">
      <style:text-properties fo:color="#595959" style:font-name="Calibri2" fo:font-size="10pt" fo:font-style="italic" style:font-size-asian="10pt" style:font-style-asian="italic" style:font-size-complex="10pt"/>
    </style:style>
    <style:style style:name="T13" style:family="text">
      <style:text-properties fo:color="#595959" style:font-name="Calibri2" fo:font-size="10pt" fo:font-style="italic" style:font-size-asian="10pt" style:language-asian="en" style:country-asian="US" style:font-style-asian="italic" style:font-size-complex="10pt"/>
    </style:style>
    <style:style style:name="T14" style:family="text">
      <style:text-properties fo:color="#595959" style:font-name="Calibri2" fo:font-size="10pt" fo:font-style="italic" fo:font-weight="bold" style:font-size-asian="10pt" style:font-style-asian="italic" style:font-weight-asian="bold" style:font-size-complex="10pt"/>
    </style:style>
    <style:style style:name="T15" style:family="text">
      <style:text-properties fo:color="#595959" style:font-name="Calibri2" fo:font-size="10pt" fo:language="pt" fo:country="PT" fo:font-style="italic" style:font-size-asian="10pt" style:font-style-asian="italic" style:font-size-complex="10pt"/>
    </style:style>
    <style:style style:name="T16" style:family="text">
      <style:text-properties fo:color="#595959" style:font-name="Calibri2" fo:font-size="10pt" fo:language="pt" fo:country="PT" fo:font-style="italic" style:font-name-asian="Times New Roman" style:font-size-asian="10pt" style:language-asian="en" style:country-asian="US" style:font-style-asian="italic" style:font-name-complex="Arial1" style:font-size-complex="10pt"/>
    </style:style>
    <style:style style:name="T17" style:family="text">
      <style:text-properties fo:language="pt" fo:country="PT"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uia de Preenchimento</text:p>
      <text:p text:style-name="P32">Documento de Visão de Sistema</text:p>
      <text:p text:style-name="P10"><text:span text:style-name="T1"><text:s text:c="8"/></text:span><text:span text:style-name="T3">Todos os exemplos usados nesse guia são fictícios!</text:span><text:span text:style-name="T1"> <text:s text:c="4183"/></text:span><text:span text:style-name="T2"><text:s text:c="356"/></text:span></text:p>
      <text:h text:style-name="P81" text:outline-level="1">NOMENCLATURA PADRÃO DO DOCUMENTO</text:h>
      <text:p text:style-name="P33">A nomenclatura do arquivo padrão para este e os demais artefatos da MDS estão descritos no Controle de Branches e Baseline. Em caso de dúvida, entrar em contato com a UGCS - Unidade de Gerência de Configuração de Software.</text:p>
      <text:h text:style-name="P81" text:outline-level="1">INFORMAÇÕES SOBRE O PROJETO</text:h>
      <text:p text:style-name="P33">Descrevem as informações básicas para identificar o projeto, como sigla e nome do projeto, dados pessoais dos responsáveis: Gestor e Gerente de Projeto.</text:p>
      <text:p text:style-name="P34">Ex.:</text:p>
      <text:p text:style-name="P11"><text:span text:style-name="T8"><text:s text:c="4192"/></text:span><text:span text:style-name="T9"><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83">ZAP – Zona de Acordo Possível</text:p>
          </table:table-cell>
          <table:covered-table-cell/>
        </table:table-row>
        <table:table-row table:style-name="Tabela1.2">
          <table:table-cell table:style-name="Tabela1.A2" office:value-type="string">
            <text:p text:style-name="P84">Gestor do Projeto</text:p>
          </table:table-cell>
          <table:table-cell table:style-name="Tabela1.B2" office:value-type="string">
            <text:p text:style-name="P84">Gerente de Projeto</text:p>
          </table:table-cell>
        </table:table-row>
        <table:table-row table:style-name="Tabela1.2">
          <table:table-cell table:style-name="Tabela1.A3" office:value-type="string">
            <text:p text:style-name="P85">João Carlos da Silva</text:p>
          </table:table-cell>
          <table:table-cell table:style-name="Tabela1.B3" office:value-type="string">
            <text:p text:style-name="P85">Mariana Cavalcante</text:p>
          </table:table-cell>
        </table:table-row>
        <table:table-row table:style-name="Tabela1.2">
          <table:table-cell table:style-name="Tabela1.A4" office:value-type="string">
            <text:p text:style-name="P26"><text:a xlink:type="simple" xlink:href="mailto:Joao.silva@saude.gov.br" text:style-name="ListLabel_20_211" text:visited-style-name="ListLabel_20_211"><text:span text:style-name="Internet_20_Link"><text:span text:style-name="T10">Joao.silva@saude.gov.br</text:span></text:span></text:a></text:p>
          </table:table-cell>
          <table:table-cell table:style-name="Tabela1.B4" office:value-type="string">
            <text:p text:style-name="P26"><text:a xlink:type="simple" xlink:href="mailto:marianac@saude.gov.br" text:style-name="ListLabel_20_211" text:visited-style-name="ListLabel_20_211"><text:span text:style-name="Internet_20_Link"><text:span text:style-name="T10">marianac@saude.gov.br</text:span></text:span></text:a></text:p>
          </table:table-cell>
        </table:table-row>
        <table:table-row table:style-name="Tabela1.2">
          <table:table-cell table:style-name="Tabela1.A5" office:value-type="string">
            <text:p text:style-name="P85">3315-8569</text:p>
          </table:table-cell>
          <table:table-cell table:style-name="Tabela1.B5" office:value-type="string">
            <text:p text:style-name="P85">3315-6632</text:p>
          </table:table-cell>
        </table:table-row>
      </table:table>
      <text:p text:style-name="P1"/>
      <text:p text:style-name="P1"/>
      <text:h text:style-name="P81" text:outline-level="1">OBJETIVO DESTE DOCUMENTO</text:h>
      <text:p text:style-name="P35"/>
      <text:p text:style-name="P12"><text:span text:style-name="T4"><text:s/></text:span><text:span text:style-name="T5">Este documento tem como objetivo estabelecer uma visão de alto nível para os requisitos técnicos mais detalhados. Nele serão feitas adaptações para que as necessidades sejam atendidas.</text:span></text:p>
      <text:p text:style-name="P1"/>
      <text:h text:style-name="P81" text:outline-level="1">HISTÓRICO DE REVISÃO</text:h>
      <table:table table:name="Tabela2" table:style-name="Tabela2" table:template-name="Estilo padrão">
        <table:table-column table:style-name="Tabela2.A"/>
        <table:table-column table:style-name="Tabela2.B"/>
        <table:table-column table:style-name="Tabela2.C"/>
        <table:table-column table:style-name="Tabela2.D"/>
        <table:table-row table:style-name="Tabela2.1">
          <table:table-cell table:style-name="Tabela2.A1" office:value-type="string">
            <text:p text:style-name="P9">Data</text:p>
          </table:table-cell>
          <table:table-cell table:style-name="Tabela2.A1" office:value-type="string">
            <text:p text:style-name="P28">Autor</text:p>
          </table:table-cell>
          <table:table-cell table:style-name="Tabela2.A1" office:value-type="string">
            <text:p text:style-name="P28">Descrição</text:p>
          </table:table-cell>
          <table:table-cell table:style-name="Tabela2.D1" office:value-type="string">
            <text:p text:style-name="P29">Versão</text:p>
          </table:table-cell>
        </table:table-row>
        <table:table-row>
          <table:table-cell table:style-name="Tabela2.A2" office:value-type="string">
            <text:p text:style-name="P27">28/09/2018</text:p>
          </table:table-cell>
          <table:table-cell table:style-name="Tabela2.A2" office:value-type="string">
            <text:p text:style-name="P27">Rafael Calil</text:p>
          </table:table-cell>
          <table:table-cell table:style-name="Tabela2.A2" office:value-type="string">
            <text:p text:style-name="P27">Criação do Documento</text:p>
          </table:table-cell>
          <table:table-cell table:style-name="Tabela2.D2" office:value-type="string">
            <text:p text:style-name="P27">0.1</text:p>
          </table:table-cell>
        </table:table-row>
      </table:table>
      <text:p text:style-name="P21"/>
      <text:list xml:id="list152160379" text:style-name="WWNum2">
        <text:list-item>
          <text:h text:style-name="P82" text:outline-level="1">ESCOPO DO PRODUTO</text:h>
        </text:list-item>
      </text:list>
      <text:p text:style-name="P17"/>
      <text:p text:style-name="P19"><text:bookmark-start text:name="_Toc257566425"/><text:bookmark-start text:name="_Toc257566078"/><text:bookmark-start text:name="_Toc257565840"/><text:bookmark-start text:name="_Toc211342436"/><text:bookmark-start text:name="_Toc211342403"/><text:bookmark-start text:name="_Ref211239784"/><text:bookmark-start text:name="_Toc211186502"/><text:bookmark-start text:name="_Toc257623055"/><text:span text:style-name="T11">O escopo do produto descreve o que vai ser entregue, podendo ser um sistema, subsistemas e componentes. As especificações e os requisitos delimitam o escopo do </text:span><text:bookmark-end text:name="_Toc257566425"/><text:bookmark-end text:name="_Toc257566078"/><text:bookmark-end text:name="_Toc257565840"/><text:bookmark-end text:name="_Toc211342436"/><text:bookmark-end text:name="_Toc211342403"/><text:bookmark-end text:name="_Ref211239784"/><text:bookmark-end text:name="_Toc211186502"/><text:bookmark-end text:name="_Toc257623055"/><text:span text:style-name="T11">produto.</text:span></text:p>
      <text:p text:style-name="P17">Esta seção da declaração do escopo descreve as funções e as características dos serviços, produtos e / ou os resultados que seu projeto deverá gerar.</text:p>
      <text:p text:style-name="P13"/>
      <text:p text:style-name="P17">Ex.:</text:p>
      <text:p text:style-name="P15"/>
      <text:p text:style-name="P42">O sistema deverá ser capaz de fornecer os seguintes serviços para atender as necessidades dos interessados:</text:p>
      <text:list xml:id="list10478310" text:style-name="L1">
        <text:list-item>
          <text:p text:style-name="P47"><text:span text:style-name="T4">O sistema deve permitir </text:span><text:span text:style-name="T6">a parametrização e manutenção de:</text:span></text:p>
          <text:list>
            <text:list-item>
              <text:p text:style-name="P48"><text:span text:style-name="T6">C</text:span><text:span text:style-name="T4">adastros de funcionários de relações-públicas;</text:span></text:p>
            </text:list-item>
            <text:list-item>
              <text:p text:style-name="P49">Históricos de usuários;</text:p>
            </text:list-item>
          </text:list>
        </text:list-item>
        <text:list-item>
          <text:p text:style-name="P50">O sistema deverá permitir a sincronização com redes sociais;</text:p>
        </text:list-item>
      </text:list>
      <text:p text:style-name="P45">O sistema deverá ser capaz de fornecer os seguintes serviços para atender as necessidades dos interessados:</text:p>
      <text:list xml:id="list122721428" text:style-name="WWNum4">
        <text:list-item>
          <text:p text:style-name="P56">O sistema deve permitir a parametrização e manutenção de:</text:p>
          <text:list>
            <text:list-item>
              <text:p text:style-name="P56">Nomenclatura Comum do MERCOSUL;</text:p>
            </text:list-item>
            <text:list-item>
              <text:p text:style-name="P56">Categoria de Nomenclatura Comum do MERCOSUL;</text:p>
            </text:list-item>
            <text:list-item>
              <text:p text:style-name="P56">Declaração de importação (completa e simplificada);</text:p>
            </text:list-item>
            <text:list-item>
              <text:p text:style-name="P56"><text:soft-page-break/>Guia Nacional de Recebimento de Tributos Estaduais;</text:p>
            </text:list-item>
            <text:list-item>
              <text:p text:style-name="P56">Documento de arrecadação;</text:p>
            </text:list-item>
            <text:list-item>
              <text:p text:style-name="P56">Cabeçalho de nota fiscal;</text:p>
            </text:list-item>
            <text:list-item>
              <text:p text:style-name="P56">Arquivo físico em depósito;</text:p>
            </text:list-item>
            <text:list-item>
              <text:p text:style-name="P56">Informativo;</text:p>
            </text:list-item>
            <text:list-item>
              <text:p text:style-name="P56">Código de baixa;</text:p>
            </text:list-item>
            <text:list-item>
              <text:p text:style-name="P56">Código de receita;</text:p>
            </text:list-item>
            <text:list-item>
              <text:p text:style-name="P56">Taxa de SISCOMEX;</text:p>
            </text:list-item>
            <text:list-item>
              <text:p text:style-name="P56">Dólar fiscal;</text:p>
            </text:list-item>
            <text:list-item>
              <text:p text:style-name="P56">Computadores de acesso;</text:p>
            </text:list-item>
            <text:list-item>
              <text:p text:style-name="P56">Definição de acesso;</text:p>
            </text:list-item>
            <text:list-item>
              <text:p text:style-name="P56">Ficha de atualização cadastral.</text:p>
            </text:list-item>
          </text:list>
        </text:list-item>
        <text:list-item>
          <text:p text:style-name="P56">O sistema deve permitir a reimpressão de documentos;</text:p>
        </text:list-item>
        <text:list-item>
          <text:p text:style-name="P56">O sistema deve realizar cálculo do ICMS importação;</text:p>
        </text:list-item>
        <text:list-item>
          <text:p text:style-name="P54"><text:span text:style-name="T12">O sistema deve permitir </text:span><text:span text:style-name="T15">realizar comparativo entre o Pró-DF e a Nomenclatura Comum do MERCOSUL.</text:span></text:p>
        </text:list-item>
      </text:list>
      <text:p text:style-name="P23"/>
      <text:p text:style-name="P45">Para cálculo de ICMS:</text:p>
      <text:list xml:id="list1986469313" text:style-name="WWNum3">
        <text:list-item>
          <text:p text:style-name="P57">O sistema deve permitir a parametrização e manutenção de rota para cálculo, variável para equação, equação e questionamento;</text:p>
        </text:list-item>
        <text:list-item>
          <text:p text:style-name="P57">O sistema deve permitir o teste das equações criadas para a realização do cálculo do imposto;</text:p>
        </text:list-item>
        <text:list-item>
          <text:p text:style-name="P57">O sistema deve permitir a homologação da rota para cálculo, equação e questionamento parametrizados previamente;</text:p>
        </text:list-item>
        <text:list-item>
          <text:p text:style-name="P57">O sistema deve ser capaz de registrar o histórico da rota para cálculo alterada;</text:p>
        </text:list-item>
        <text:list-item>
          <text:p text:style-name="P57">O sistema deve ser capaz de gerar documento que demonstre como a rota para cálculo foi parametrizada;</text:p>
        </text:list-item>
      </text:list>
      <text:p text:style-name="P58">O sistema deve realizar cálculo do ICMS.</text:p>
      <text:list xml:id="list190307185487959" text:continue-list="list152160379" text:style-name="WWNum2">
        <text:list-item>
          <text:h text:style-name="P82" text:outline-level="1">NÃO ESCOPO DO PRODUTO</text:h>
        </text:list-item>
      </text:list>
      <text:p text:style-name="P38">O sistema não deverá fornecer os serviços para atender as necessidades do interessados:</text:p>
      <text:p text:style-name="P38"/>
      <text:p text:style-name="P17">Não escopo são as ações que não foram previstas em contrato. Muitas vezes não estão claras na prestação de serviço, mas aparecem à medida que trabalho está sendo realizado. São ações que precisam ser avaliadas e alinhadas com a gerência e diretoria da empresa antes do SIM ao cliente, isso para que não se confunda escopo e ações de execução.</text:p>
      <text:p text:style-name="P17">A definição do não escopo pode evitar o fracasso de um projeto, pois o cliente estará ciente de uma especificação que o seu projeto não atenderá. Para isso deve descrever clara e sucintamente todos os aspectos e funções que não fazem parte do produto, incluindo os requisitos de segurança opcionais que não serão implementados no projeto.</text:p>
      <text:p text:style-name="P24"/>
      <text:p text:style-name="P51">Exemplo:</text:p>
      <text:p text:style-name="P24"/>
      <text:p text:style-name="P16"><text:span text:style-name="T12">O sistema </text:span><text:span text:style-name="T14">NÃO</text:span><text:span text:style-name="T12"> deverá fornecer os serviços para atender as necessidades dos interessados:</text:span></text:p>
      <text:list xml:id="list190306758470900" text:continue-list="list122721428" text:style-name="WWNum4">
        <text:list-item>
          <text:p text:style-name="P56">O sistema não terá ajuda online;</text:p>
        </text:list-item>
        <text:list-item>
          <text:p text:style-name="P56">O sistema não executará operação com certificado digital.</text:p>
        </text:list-item>
        <text:list-item>
          <text:p text:style-name="P56">Não haverá treinamento de usuário.</text:p>
        </text:list-item>
      </text:list>
      <text:p text:style-name="P22"/>
      <text:list xml:id="list190306372524767" text:continue-list="list190307185487959" text:style-name="WWNum2">
        <text:list-item>
          <text:h text:style-name="P82" text:outline-level="1">DESCRIÇÃO DOS ENVOLVIDOS</text:h>
        </text:list-item>
      </text:list>
      <text:p text:style-name="P20"/>
      <text:p text:style-name="P37">Deve descrever as características gerais dos envolvidos do produto. Essa descrição não deve ser usada para ditar exigências específicas, mas sim para fornecer as razões pelas quais certas exigências específicas são mais tarde determinadas.</text:p>
      <text:p text:style-name="P17">Para efetivamente prover produtos e serviços que atendam às necessidades dos usuários, é necessário entender os desafios que eles enfrentam para executar suas funções. </text:p>
      <text:p text:style-name="P17">Os envolvidos do projeto são os Gestores e os Usuários.</text:p>
      <text:list xml:id="list190307454734060" text:continue-numbering="true" text:style-name="WWNum2">
        <text:list-item>
          <text:list>
            <text:list-item>
              <text:h text:style-name="P88" text:outline-level="2"><text:soft-page-break/>Resumo dos Gestores</text:h>
            </text:list-item>
          </text:list>
        </text:list-item>
      </text:list>
      <text:p text:style-name="P17">Gestores - Para efetivamente produzir produtos e serviços que atendam às reais necessidades do usuário e do gestor da informação, é necessário identificar e envolver todos os detentores do conhecimento como parte do processo de modelagem do requisito. Devem-se identificar os usuários do sistema e garantir que a comunidade de gestores da informação os represente. </text:p>
      <text:list xml:id="list1622617054" text:style-name="WWNum7">
        <text:list-item>
          <text:p text:style-name="P52">Nome: Nome do gestor da informação.</text:p>
        </text:list-item>
        <text:list-item>
          <text:p text:style-name="P52">Responsabilidades: Descreve brevemente responsabilidades chaves do gestor da informação no contexto do projeto </text:p>
        </text:list-item>
        <text:list-item>
          <text:p text:style-name="P52">Departamento: Descreve o departamento em que o gestor atua.</text:p>
        </text:list-item>
      </text:list>
      <text:p text:style-name="P3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8">Nome</text:p>
          </table:table-cell>
          <table:table-cell table:style-name="Tabela3.A1" office:value-type="string">
            <text:p text:style-name="P68">Responsabilidades</text:p>
          </table:table-cell>
          <table:table-cell table:style-name="Tabela3.A1" table:number-columns-spanned="2" office:value-type="string">
            <text:p text:style-name="P68">Departamento</text:p>
          </table:table-cell>
          <table:covered-table-cell/>
        </table:table-row>
        <table:table-row table:style-name="Tabela3.1">
          <table:table-cell table:style-name="Tabela3.A2" office:value-type="string">
            <text:p text:style-name="P72">Rafael Borges Calil</text:p>
          </table:table-cell>
          <table:table-cell table:style-name="Tabela3.B2" table:number-columns-spanned="2" office:value-type="string">
            <text:p text:style-name="P74">- Fornecer requisitos;</text:p>
            <text:p text:style-name="P74">- Validar artefactos;</text:p>
            <text:p text:style-name="P74">- Relatar o problema da área;</text:p>
            <text:p text:style-name="P74">- Definir as necessidades da área;</text:p>
            <text:p text:style-name="P74">- Definir as regras do negócio;</text:p>
          </table:table-cell>
          <table:covered-table-cell/>
          <table:table-cell table:style-name="Tabela3.D2" office:value-type="string">
            <text:p text:style-name="P62">Aluno</text:p>
          </table:table-cell>
        </table:table-row>
        <table:table-row table:style-name="Tabela3.1">
          <table:table-cell table:style-name="Tabela3.A3" office:value-type="string">
            <text:p text:style-name="P72">Rafael Augusto Rezende Ferreira</text:p>
          </table:table-cell>
          <table:table-cell table:style-name="Tabela3.B3" table:number-columns-spanned="2" office:value-type="string">
            <text:p text:style-name="P74">- Fornecer requisitos;</text:p>
            <text:p text:style-name="P74">- Validar artefactos;</text:p>
            <text:p text:style-name="P74">- Relatar o problema da área;</text:p>
            <text:p text:style-name="P74">- Definir as necessidades da área;</text:p>
            <text:p text:style-name="P74">- Definir as regras do negócio;</text:p>
          </table:table-cell>
          <table:covered-table-cell/>
          <table:table-cell table:style-name="Tabela3.D3" office:value-type="string">
            <text:p text:style-name="P62">Aluno</text:p>
          </table:table-cell>
        </table:table-row>
      </table:table>
      <text:p text:style-name="P39"/>
      <text:p text:style-name="P17">Ex.:</text:p>
      <text:p text:style-name="P17"/>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7">Nome</text:p>
          </table:table-cell>
          <table:table-cell table:style-name="Tabela4.A1" office:value-type="string">
            <text:p text:style-name="P67">Responsabilidades</text:p>
          </table:table-cell>
          <table:table-cell table:style-name="Tabela4.A1" table:number-columns-spanned="2" office:value-type="string">
            <text:p text:style-name="P67">Departamento</text:p>
          </table:table-cell>
          <table:covered-table-cell/>
        </table:table-row>
        <table:table-row table:style-name="Tabela4.1">
          <table:table-cell table:style-name="Tabela4.A2" office:value-type="string">
            <text:p text:style-name="P71">Gestor Geral</text:p>
          </table:table-cell>
          <table:table-cell table:style-name="Tabela4.B2" table:number-columns-spanned="2" office:value-type="string">
            <text:p text:style-name="P73">- Fornecer requisitos;</text:p>
            <text:p text:style-name="P73">- Validar artefactos;</text:p>
            <text:p text:style-name="P73">- Relatar o problema da área;</text:p>
            <text:p text:style-name="P73">- Definir as necessidades da área;</text:p>
            <text:p text:style-name="P73">- Definir as regras do negócio;</text:p>
          </table:table-cell>
          <table:covered-table-cell/>
          <table:table-cell table:style-name="Tabela4.D2" office:value-type="string">
            <text:p text:style-name="P61">Departamento Financeiro - DEFIN</text:p>
          </table:table-cell>
        </table:table-row>
        <table:table-row table:style-name="Tabela4.1">
          <table:table-cell table:style-name="Tabela4.A3" office:value-type="string">
            <text:p text:style-name="P71">Gestor</text:p>
          </table:table-cell>
          <table:table-cell table:style-name="Tabela4.B3" table:number-columns-spanned="2" office:value-type="string">
            <text:p text:style-name="P73">- Definir as necessidades da área;</text:p>
            <text:p text:style-name="P73">- Solicitar melhorias e manutenção para o sistema;</text:p>
            <text:p text:style-name="P73">- Assina ternos de entrega e de homologação.</text:p>
          </table:table-cell>
          <table:covered-table-cell/>
          <table:table-cell table:style-name="Tabela4.D3" office:value-type="string">
            <text:p text:style-name="P61">Departamento Financeiro - DEFIN</text:p>
          </table:table-cell>
        </table:table-row>
      </table:table>
      <text:p text:style-name="P17"/>
      <text:p text:style-name="P17"/>
      <text:list xml:id="list190307283451868" text:continue-list="list190307454734060" text:style-name="WWNum2">
        <text:list-item>
          <text:list>
            <text:list-item>
              <text:h text:style-name="P88" text:outline-level="2">Resumo dos Usuários</text:h>
            </text:list-item>
          </text:list>
        </text:list-item>
      </text:list>
      <text:p text:style-name="P17">Usuários - Descrever os representantes dos usuários finais no contexto do negócio. Usuário pode ser interpretado como um grupo representativo de usuários sejam instituições, unidades formais ou não.</text:p>
      <text:list xml:id="list400772149" text:style-name="WWNum6">
        <text:list-item>
          <text:p text:style-name="P53">Nome: Nome do tipo de usuário do sistema.</text:p>
        </text:list-item>
        <text:list-item>
          <text:p text:style-name="P53">Responsabilidades: Descreve brevemente as responsabilidades chaves do usuário no contexto do negócio.</text:p>
        </text:list-item>
        <text:list-item>
          <text:p text:style-name="P53">Perfil: Perfil de atuação do usuário no sistema.</text:p>
        </text:list-item>
      </text:list>
      <text:p text:style-name="P40"/>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68">Nome</text:p>
          </table:table-cell>
          <table:table-cell table:style-name="Tabela8.A1" office:value-type="string">
            <text:p text:style-name="P68">Responsabilidades</text:p>
          </table:table-cell>
          <table:table-cell table:style-name="Tabela8.A1" table:number-columns-spanned="2" office:value-type="string">
            <text:p text:style-name="P70"><text:tab/> <text:s/><text:tab/> <text:s text:c="7"/>Perfil</text:p>
          </table:table-cell>
          <table:covered-table-cell/>
        </table:table-row>
        <table:table-row table:style-name="Tabela8.1">
          <table:table-cell table:style-name="Tabela8.A2" office:value-type="string">
            <text:p text:style-name="P66">Funcionário</text:p>
          </table:table-cell>
          <table:table-cell table:style-name="Tabela8.B2" table:number-columns-spanned="2" office:value-type="string">
            <text:p text:style-name="P65">- Cadastrar Assuntos de demandas;</text:p>
            <text:p text:style-name="P65">- Cadastrar Tipos de Atendimentos;</text:p>
            <text:p text:style-name="P87">- Redistribuir demandas entre atendentes ou grupos;</text:p>
            <text:p text:style-name="P65">- Reclassificar as demandas;</text:p>
            <text:p text:style-name="P65">- Validar demandas que necessitam de validação;</text:p>
            <text:p text:style-name="P87">- Cadastrar colaboradores nos diversos grupos existentes;</text:p>
          </table:table-cell>
          <table:covered-table-cell/>
          <table:table-cell table:style-name="Tabela8.D2" office:value-type="string">
            <text:p text:style-name="P59">Gerenciar todos os cadastros e configurações do sistema.</text:p>
          </table:table-cell>
        </table:table-row>
        <table:table-row table:style-name="Tabela8.1">
          <table:table-cell table:style-name="Tabela8.A3" office:value-type="string">
            <text:p text:style-name="P66">Administrador</text:p>
          </table:table-cell>
          <table:table-cell table:style-name="Tabela8.B3" table:number-columns-spanned="2" office:value-type="string">
            <text:p text:style-name="P65">- Manter as informações de processos;</text:p>
            <text:p text:style-name="P65">- Gerar relatórios Gerenciais;</text:p>
            <text:p text:style-name="P65">- Consultar processos.</text:p>
          </table:table-cell>
          <table:covered-table-cell/>
          <table:table-cell table:style-name="Tabela8.D3" office:value-type="string">
            <text:p text:style-name="P59">Gerenciar e consultar relatório de auditória.</text:p>
          </table:table-cell>
        </table:table-row>
      </table:table>
      <text:p text:style-name="P39"/>
      <text:p text:style-name="P17">Ex.:</text:p>
      <text:p text:style-name="P18"/>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7">Nome</text:p>
          </table:table-cell>
          <table:table-cell table:style-name="Tabela5.A1" office:value-type="string">
            <text:p text:style-name="P67">Responsabilidades</text:p>
          </table:table-cell>
          <table:table-cell table:style-name="Tabela5.A1" table:number-columns-spanned="2" office:value-type="string">
            <text:p text:style-name="P69"><text:tab/> <text:s/><text:tab/> <text:s text:c="7"/>Perfil</text:p>
          </table:table-cell>
          <table:covered-table-cell/>
        </table:table-row>
        <table:table-row table:style-name="Tabela5.1">
          <table:table-cell table:style-name="Tabela5.A2" office:value-type="string">
            <text:p text:style-name="P64">Usuário Interno</text:p>
          </table:table-cell>
          <table:table-cell table:style-name="Tabela5.B2" table:number-columns-spanned="2" office:value-type="string">
            <text:p text:style-name="P64">- Cadastrar Assuntos de demandas;</text:p>
            <text:p text:style-name="P64">- Cadastrar Tipos de Atendimentos;</text:p>
            <text:p text:style-name="P86">- Redistribuir demandas entre atendentes ou grupos;</text:p>
            <text:p text:style-name="P64">- Reclassificar as demandas;</text:p>
            <text:p text:style-name="P64">- Validar demandas que necessitam de validação;</text:p>
            <text:p text:style-name="P86">- Cadastrar colaboradores nos diversos grupos existentes;</text:p>
          </table:table-cell>
          <table:covered-table-cell/>
          <table:table-cell table:style-name="Tabela5.D2" office:value-type="string">
            <text:p text:style-name="P58">Gerenciar todos os cadastros e configurações do sistema.</text:p>
          </table:table-cell>
        </table:table-row>
        <table:table-row table:style-name="Tabela5.1">
          <table:table-cell table:style-name="Tabela5.A3" office:value-type="string">
            <text:p text:style-name="P64">Auditoria</text:p>
          </table:table-cell>
          <table:table-cell table:style-name="Tabela5.B3" table:number-columns-spanned="2" office:value-type="string">
            <text:p text:style-name="P64">- Manter as informações de processos;</text:p>
            <text:p text:style-name="P64">- Gerar relatórios Gerenciais;</text:p>
            <text:p text:style-name="P64">- Consultar processos.</text:p>
          </table:table-cell>
          <table:covered-table-cell/>
          <table:table-cell table:style-name="Tabela5.D3" office:value-type="string">
            <text:p text:style-name="P58">Gerenciar e consultar relatório de auditória.</text:p>
          </table:table-cell>
        </table:table-row>
      </table:table>
      <text:p text:style-name="P2"/>
      <text:p text:style-name="P2"/>
      <text:list xml:id="list190306987223722" text:continue-list="list190307283451868" text:style-name="WWNum2">
        <text:list-item>
          <text:h text:style-name="P82" text:outline-level="1">VISÃO GERAL DO PRODUTO</text:h>
        </text:list-item>
      </text:list>
      <text:p text:style-name="P41">Nessa seção deverá ser descrito o que se deseja do sistema a ser desenvolvido, sendo um requisito definido como "uma condição ou uma capacidade com a qual o sistema deve estar de acordo". </text:p>
      <text:p text:style-name="P21"><text:span text:style-name="T7">Os requisitos funcionais especificam ações que um sistema deve ser capaz de executar, sem levar em consideração restrições físicas. Geralmente, isso é mais bem descrito em um </text:span><text:a xlink:type="simple" xlink:href="http://www.wthreex.com/rup/portugues/process/artifact/ar_ucmod.htm" text:style-name="ListLabel_20_212" text:visited-style-name="ListLabel_20_212"><text:span text:style-name="ListLabel_20_140"><text:span text:style-name="T7">modelo de casos de uso</text:span></text:span></text:a><text:span text:style-name="T7"> e em </text:span><text:a xlink:type="simple" xlink:href="http://www.wthreex.com/rup/portugues/process/artifact/ar_uc.htm" text:style-name="ListLabel_20_212" text:visited-style-name="ListLabel_20_212"><text:span text:style-name="ListLabel_20_140"><text:span text:style-name="T7">casos de uso</text:span></text:span></text:a><text:span text:style-name="T7">. Os requisitos funcionais especificam, portanto, o comportamento de entrada e saída de um sistema. Já os Requisitos não funcionais descrevem qualidades do sistema (como o sistema é) ao invés de suas funcionalidades (o que ele faz). A qualidade afeta diretamente a satisfação do cliente e envolvidos com o sistema.</text:span></text:p>
      <text:p text:style-name="P4"/>
      <text:p text:style-name="P46">Ex.: </text:p>
      <text:list xml:id="list190306810757241" text:continue-numbering="true" text:style-name="WWNum2">
        <text:list-item>
          <text:list>
            <text:list-item>
              <text:h text:style-name="P89" text:outline-level="2">Requisitos Funcionais</text:h>
            </text:list-item>
          </text:list>
        </text:list-item>
      </text:list>
      <text:p text:style-name="P5"/>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75">Nº</text:p>
          </table:table-cell>
          <table:table-cell table:style-name="Tabela6.A1" office:value-type="string">
            <text:p text:style-name="P75">Nome</text:p>
          </table:table-cell>
          <table:table-cell table:style-name="Tabela6.A1" office:value-type="string">
            <text:p text:style-name="P75">Descrição</text:p>
          </table:table-cell>
        </table:table-row>
        <table:table-row table:style-name="Tabela6.2">
          <table:table-cell table:style-name="Tabela6.A2" office:value-type="string">
            <text:p text:style-name="P76">RF001</text:p>
          </table:table-cell>
          <table:table-cell table:style-name="Tabela6.B2" office:value-type="string">
            <text:p text:style-name="P76">Manter Diretriz</text:p>
          </table:table-cell>
          <table:table-cell table:style-name="Tabela6.C2" office:value-type="string">
            <text:p text:style-name="P78">Permite o cadastro, edição, exclusão e consultas de diretrizes no sistema, que irão nortear o cadastro do plano de educação.</text:p>
          </table:table-cell>
        </table:table-row>
        <table:table-row table:style-name="Tabela6.2">
          <table:table-cell table:style-name="Tabela6.A3" office:value-type="string">
            <text:p text:style-name="P76">RF002</text:p>
          </table:table-cell>
          <table:table-cell table:style-name="Tabela6.B3" office:value-type="string">
            <text:p text:style-name="P76">Manter Usuário</text:p>
          </table:table-cell>
          <table:table-cell table:style-name="Tabela6.C3" office:value-type="string">
            <text:p text:style-name="P78">Permite cadastrar, alterar, visualizar e excluir as informações a respeito de usuários do Sistema SIGAE que serão ou já foram cadastrados no sistema.</text:p>
          </table:table-cell>
        </table:table-row>
        <table:table-row table:style-name="Tabela6.4">
          <table:table-cell table:style-name="Tabela6.A4" office:value-type="string">
            <text:p text:style-name="P76">RF003</text:p>
          </table:table-cell>
          <table:table-cell table:style-name="Tabela6.B4" office:value-type="string">
            <text:p text:style-name="P76">Manter Cronograma de Planejamento</text:p>
          </table:table-cell>
          <table:table-cell table:style-name="Tabela6.C4" office:value-type="string">
            <text:p text:style-name="P78">Permite cadastrar, alterar, visualizar e excluir as informações a respeito de usuários do Sistema SIGAE que serão ou já foram cadastrados no sistema.</text:p>
            <text:p text:style-name="P25"/>
          </table:table-cell>
        </table:table-row>
      </table:table>
      <text:p text:style-name="P6"/>
      <text:list xml:id="list190306339151525" text:continue-numbering="true" text:style-name="WWNum2">
        <text:list-item>
          <text:list>
            <text:list-item>
              <text:h text:style-name="P89" text:outline-level="2">Requisitos Não Funcionais</text:h>
            </text:list-item>
          </text:list>
        </text:list-item>
      </text:list>
      <text:p text:style-name="P6"/>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75">Nº</text:p>
          </table:table-cell>
          <table:table-cell table:style-name="Tabela7.A1" office:value-type="string">
            <text:p text:style-name="P75">Nome</text:p>
          </table:table-cell>
          <table:table-cell table:style-name="Tabela7.A1" office:value-type="string">
            <text:p text:style-name="P75">Descrição</text:p>
          </table:table-cell>
        </table:table-row>
        <table:table-row table:style-name="Tabela7.2">
          <table:table-cell table:style-name="Tabela7.A2" office:value-type="string">
            <text:p text:style-name="P76">RNF001</text:p>
          </table:table-cell>
          <table:table-cell table:style-name="Tabela7.B2" office:value-type="string">
            <text:p text:style-name="P76">Usabilidade</text:p>
          </table:table-cell>
          <table:table-cell table:style-name="Tabela7.C2" office:value-type="string">
            <text:p text:style-name="P77">O sistema deve facilitar para o usuário a compreensão da funcionalidade disponível através do uso de termos comuns dentro do meio no qual ele está inserido. Deverá possuir uma apresentação simples tornando realização das ações de forma intuitiva e lógica. Deve possuir ajuda on-line e documento de fácil acesso pelo usuário.</text:p>
          </table:table-cell>
        </table:table-row>
        <table:table-row table:style-name="Tabela7.3">
          <table:table-cell table:style-name="Tabela7.A3" office:value-type="string">
            <text:p text:style-name="P76">RNF002</text:p>
          </table:table-cell>
          <table:table-cell table:style-name="Tabela7.B3" office:value-type="string">
            <text:p text:style-name="P76">Desempenho</text:p>
          </table:table-cell>
          <table:table-cell table:style-name="Tabela7.C3" office:value-type="string">
            <text:p text:style-name="P77">O sistema deve ser executado em ambiente web e, deve ter o seu tempo de resposta reduzido em 5 segundos.</text:p>
          </table:table-cell>
        </table:table-row>
        <table:table-row table:style-name="Tabela7.3">
          <table:table-cell table:style-name="Tabela7.A4" office:value-type="string">
            <text:p text:style-name="P76">RNF003</text:p>
          </table:table-cell>
          <table:table-cell table:style-name="Tabela7.B4" office:value-type="string">
            <text:p text:style-name="P76">Confiabilidade</text:p>
          </table:table-cell>
          <table:table-cell table:style-name="Tabela7.C4" office:value-type="string">
            <text:p text:style-name="P77">Todas as informações sobre valores e, resultados das execuções de cada ação do sistema que gerem valores devem ser precisos. O sistema deve possuir sistema de recuperação a falhas.</text:p>
          </table:table-cell>
        </table:table-row>
      </table:table>
      <text:p text:style-name="P3"><text:soft-page-break/></text:p>
      <text:list xml:id="list190307669641270" text:continue-numbering="true" text:style-name="WWNum2">
        <text:list-item>
          <text:h text:style-name="P82" text:outline-level="1">RESTRIÇÕES</text:h>
        </text:list-item>
      </text:list>
      <text:p text:style-name="P14">Descreve as restrições que sejam impostas ao sistema ou ao processo de desenvolvimento.</text:p>
      <text:p text:style-name="P14"/>
      <text:p text:style-name="P44">Exemplo:</text:p>
      <text:p text:style-name="P7"/>
      <text:list xml:id="list1255738121" text:style-name="WWNum5">
        <text:list-item>
          <text:p text:style-name="P60">Necessidade de novas licenças de software;</text:p>
        </text:list-item>
        <text:list-item>
          <text:p text:style-name="P60">Custos não cobertos pela métrica;</text:p>
        </text:list-item>
        <text:list-item>
          <text:p text:style-name="P63">Imposição de novas tecnologias;</text:p>
        </text:list-item>
        <text:list-item>
          <text:p text:style-name="P63">Ambiente físico ou plataformas;</text:p>
        </text:list-item>
        <text:list-item>
          <text:p text:style-name="P63">Utilização de diferentes sistemas operacionais;</text:p>
        </text:list-item>
        <text:list-item>
          <text:p text:style-name="P63">Exigência de compatibilidade com soluções existentes;</text:p>
        </text:list-item>
        <text:list-item>
          <text:p text:style-name="P63">Existência de requisitos legais e estatutários que devem ser atendidos;</text:p>
        </text:list-item>
        <text:list-item>
          <text:p text:style-name="P63">Imposição de prazos legais pelo cliente;</text:p>
        </text:list-item>
        <text:list-item>
          <text:p text:style-name="P55"><text:span text:style-name="T15">Indisponibilidade de recursos, entre outros</text:span><text:span text:style-name="T13">.</text:span></text:p>
        </text:list-item>
      </text:list>
      <text:p text:style-name="P2"/>
      <text:list xml:id="list190307509842177" text:continue-list="list190307669641270" text:style-name="WWNum2">
        <text:list-item>
          <text:h text:style-name="P82" text:outline-level="1">REFERÊNCIAS</text:h>
        </text:list-item>
      </text:list>
      <text:p text:style-name="P17"/>
      <text:p text:style-name="P17">Descreve os documentos que serviram de subsídio para a criação do documento de visão. Caso não tenha referência colocar “Não se aplica”.</text:p>
      <text:p text:style-name="P17"/>
      <text:p text:style-name="P17">Ex.: </text:p>
      <text:p text:style-name="P30"/>
      <text:p text:style-name="P79">São referências para este documento de visão:</text:p>
      <text:list xml:id="list4153477298" text:style-name="WWNum8">
        <text:list-item>
          <text:p text:style-name="P91">Documento de Arquitetura;</text:p>
        </text:list-item>
        <text:list-item>
          <text:p text:style-name="P80">Atas de reunião;</text:p>
        </text:list-item>
        <text:list-item>
          <text:p text:style-name="P90"><text:span text:style-name="T16">Documento de Cadastro de I</text:span><text:bookmark text:name="_GoBack"/><text:span text:style-name="T16">niciativa – DCI – nº 109/2014.</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Calibri1" fo:font-family="Calibri" style:font-style-name="Regular" style:font-family-generic="swiss"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 style:font-family-complex="Tahoma" style:font-family-generic-complex="system" style:font-pitch-complex="variable" style:font-size-complex="14pt" style:font-style-complex="italic"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InfoBlue" style:family="paragraph" style:parent-style-name="Standard"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1" style:display-name="ListLabel 211" style:family="text">
      <style:text-properties fo:color="#808080" style:font-name="Calibri2"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9" style:display-name="ListLabel 149" style:family="text">
      <style:text-properties fo:font-size="10pt" style:font-size-asian="10pt"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67" style:display-name="ListLabel 167" style:family="text">
      <style:text-properties style:font-name="Calibri2"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alibri2"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184" style:display-name="ListLabel 184" style:family="text">
      <style:text-properties style:font-name="Calibri2"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style:font-name="Calibri2"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2" style:display-name="ListLabel 212" style:family="text">
      <style:text-properties style:font-name="Calibri2"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75" style:display-name="ListLabel 175"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alibri2" fo:font-family="Calibri" style:font-family-generic="roman" style:font-pitch="variable" fo:font-size="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5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5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5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5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1:13:51.292000000</meta:creation-date>
    <dc:date>2018-09-28T19:01:45.782000000</dc:date>
    <meta:editing-duration>PT1H29M30S</meta:editing-duration>
    <meta:editing-cycles>4</meta:editing-cycles>
    <meta:generator>LibreOffice/6.0.2.1$Windows_X86_64 LibreOffice_project/f7f06a8f319e4b62f9bc5095aa112a65d2f3ac89</meta:generator>
    <meta:document-statistic meta:table-count="8" meta:image-count="0" meta:object-count="0" meta:page-count="5" meta:paragraph-count="203" meta:word-count="1580" meta:character-count="19156" meta:non-whitespace-character-count="8707"/>
  </office:meta>
</office:document-meta>
</file>